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 svg:font-family="Symbol" style:font-charset="x-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2pt" fo:language="fr" fo:country="FR" fo:font-weight="bold" style:font-size-asian="12pt" style:font-weight-asian="bold"/>
    </style:style>
    <style:style style:name="P2" style:family="paragraph" style:parent-style-name="Standard">
      <style:paragraph-properties fo:text-align="justify" style:justify-single-word="false"/>
      <style:text-properties style:font-name="Times New Roman" fo:font-size="12pt" fo:language="fr" fo:country="FR" style:font-size-asian="12pt"/>
    </style:style>
    <style:style style:name="P3" style:family="paragraph" style:parent-style-name="Standard">
      <style:text-properties fo:language="fr" fo:country="FR"/>
    </style:style>
    <style:style style:name="P4" style:family="paragraph" style:parent-style-name="Standard">
      <style:paragraph-properties fo:text-align="justify" style:justify-single-word="false"/>
      <style:text-properties fo:language="fr" fo:country="FR"/>
    </style:style>
    <style:style style:name="P5" style:family="paragraph" style:parent-style-name="Standard">
      <style:text-properties fo:language="fr" fo:country="FR" fo:font-weight="bold" style:font-weight-asian="bold" style:font-weight-complex="bold"/>
    </style:style>
    <style:style style:name="P6" style:family="paragraph" style:parent-style-name="Standard">
      <style:text-properties fo:language="fr" fo:country="FR" fo:font-weight="normal" style:font-weight-asian="normal" style:font-weight-complex="normal"/>
    </style:style>
    <style:style style:name="P7" style:family="paragraph" style:parent-style-name="at">
      <style:text-properties fo:language="fr" fo:country="FR"/>
    </style:style>
    <style:style style:name="P8" style:family="paragraph" style:parent-style-name="at">
      <style:paragraph-properties fo:break-before="page"/>
      <style:text-properties fo:language="fr" fo:country="FR" fo:font-weight="bold" style:font-weight-asian="bold"/>
    </style:style>
    <style:style style:name="T1" style:family="text">
      <style:text-properties style:font-name="Times New Roman" fo:font-size="12pt" style:font-size-asian="12pt"/>
    </style:style>
    <style:style style:name="T2" style:family="text">
      <style:text-properties style:font-name="Times New Roman" fo:font-size="12pt" fo:font-style="italic" style:font-size-asian="12pt" style:font-style-asian="italic" style:font-style-complex="italic"/>
    </style:style>
    <style:style style:name="T3" style:family="text">
      <style:text-properties style:text-position="-25% 100%"/>
    </style:style>
    <style:style style:name="T4" style:family="text">
      <style:text-properties style:text-position="-25% 100%" style:font-name="Times New Roman" fo:font-size="12pt" fo:font-style="italic" style:font-size-asian="12pt" style:font-style-asian="italic" style:font-style-complex="italic"/>
    </style:style>
    <style:style style:name="T5" style:family="text">
      <style:text-properties style:text-position="-25% 100%" style:font-name="Times New Roman" fo:font-size="12pt" fo:font-style="normal" style:font-size-asian="12pt" style:font-style-asian="normal" style:font-style-complex="normal"/>
    </style:style>
    <style:style style:name="T6" style:family="text">
      <style:text-properties style:text-position="-25% 100%" style:font-name="Times New Roman" fo:font-size="12pt" style:font-size-asian="12pt"/>
    </style:style>
    <style:style style:name="T7" style:family="text">
      <style:text-properties style:text-position="-25% 100%" fo:font-style="italic" style:font-style-asian="italic" style:font-style-complex="italic"/>
    </style:style>
    <style:style style:name="T8" style:family="text">
      <style:text-properties style:text-position="-25% 100%" fo:font-style="normal" style:font-style-asian="normal" style:font-style-complex="normal"/>
    </style:style>
    <style:style style:name="T9" style:family="text">
      <style:text-properties style:font-name="Symbol" fo:font-size="12pt" style:font-size-asian="12pt"/>
    </style:style>
    <style:style style:name="T10" style:family="text">
      <style:text-properties fo:font-style="italic" style:font-style-asian="italic" style:font-style-complex="italic"/>
    </style:style>
    <style:style style:name="T11" style:family="text">
      <style:text-properties style:text-position="super 58%"/>
    </style:style>
    <style:style style:name="T12" style:family="text">
      <style:text-properties style:text-position="sub 58%"/>
    </style:style>
    <style:style style:name="T13" style:family="text">
      <style:text-properties style:text-position="sub 58%" fo:font-style="italic" style:font-style-asian="italic" style:font-style-complex="italic"/>
    </style:style>
    <style:style style:name="T14" style:family="text">
      <style:text-properties style:text-position="0% 100%" fo:font-style="italic" style:font-style-asian="italic" style:font-style-complex="italic"/>
    </style:style>
    <style:style style:name="fr1"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ercice 8</text:p>
      <text:p text:style-name="P4"><text:span text:style-name="T1">Dans une station-service équipée d'une seule pompe, on a observé que le nombre de voitures arrivant au cours du nième intervalle de temps [</text:span><text:span text:style-name="T2">n</text:span><text:span text:style-name="T1">-1, </text:span><text:span text:style-name="T2">n</text:span><text:span text:style-name="T1">] est une variable aléatoire </text:span><text:span text:style-name="T2">Y</text:span><text:span text:style-name="T4">n</text:span><text:span text:style-name="T1"> de distribution </text:span></text:p>
      <text:p text:style-name="P4"><text:span text:style-name="T2">P</text:span><text:span text:style-name="T1">[</text:span><text:span text:style-name="T2">Y</text:span><text:span text:style-name="T4">n</text:span><text:span text:style-name="T1"> = 0] = 0.4 </text:span></text:p>
      <text:p text:style-name="P4"><text:span text:style-name="T2">P</text:span><text:span text:style-name="T1">[</text:span><text:span text:style-name="T2">Y</text:span><text:span text:style-name="T4">n</text:span><text:span text:style-name="T1"> = 1] = 0.4 </text:span></text:p>
      <text:p text:style-name="P4"><text:span text:style-name="T2">P</text:span><text:span text:style-name="T1">[</text:span><text:span text:style-name="T2">Y</text:span><text:span text:style-name="T4">n</text:span><text:span text:style-name="T1"> = 2] = 0.2 </text:span></text:p>
      <text:p text:style-name="P4"><text:span text:style-name="T1">pour </text:span><text:span text:style-name="T2">n</text:span><text:span text:style-name="T1"> </text:span><text:span text:style-name="T9">³</text:span><text:span text:style-name="T1"> 1. </text:span></text:p>
      <text:p text:style-name="P2">On suppose que chaque service dure exactement une unité de temps. Les services commencent (si au moins une voiture est présente) aux instants 1, 2, ... La station dispose de deux places d'attente.</text:p>
      <text:p text:style-name="P4"><text:span text:style-name="T1">Soit </text:span><text:span text:style-name="T2">X</text:span><text:span text:style-name="T4">n</text:span><text:span text:style-name="T1"> le nombre de voitures qui se trouvent dans la station immédiatement après l'instant </text:span><text:span text:style-name="T2">n</text:span><text:span text:style-name="T1">. </text:span></text:p>
      <text:p text:style-name="P4"><text:span text:style-name="T1">a) Montrer que la séquence {</text:span><text:span text:style-name="T2">X</text:span><text:span text:style-name="T4">n</text:span><text:span text:style-name="T5"> </text:span><text:span text:style-name="T1">; </text:span><text:span text:style-name="T2">n</text:span><text:span text:style-name="T1"> </text:span><text:span text:style-name="T9">³</text:span><text:span text:style-name="T1"> 0} forme une chaîne de Markov et construire son graphe de transitions. </text:span></text:p>
      <text:p text:style-name="P2">b) Pendant quel pourcentage de temps la station est-elle en moyenne inoccupée ? </text:p>
      <text:p text:style-name="P4"><text:span text:style-name="T1">c) Si </text:span><text:span text:style-name="T2">X</text:span><text:span text:style-name="T6">0</text:span><text:span text:style-name="T1">=0, quelle sera la durée moyenne </text:span><text:span text:style-name="T2">n</text:span><text:span text:style-name="T6">0</text:span><text:span text:style-name="T1"> jusqu'à ce que les deux places soient occupées pour la première fois ? (rendre un état absorbant).</text:span></text:p>
      <text:p text:style-name="P7"/>
      <text:p text:style-name="P5">Indications</text:p>
      <text:p text:style-name="P3">a) Le futur ne dépend que du présent et non du passé et <text:span text:style-name="T10">P</text:span> est une matrice stochastique.</text:p>
      <text:p text:style-name="P6">Preuve : Il y a 0, 1 ou 2 voitures dans la station.</text:p>
      <text:p text:style-name="P6"><text:span text:style-name="T10">P</text:span><text:span text:style-name="T12">00</text:span> = 0.4<text:tab/><text:span text:style-name="T10">P</text:span><text:span text:style-name="T12">01</text:span> = 0.4<text:tab/><text:span text:style-name="T10">P</text:span><text:span text:style-name="T12">02</text:span> = 0.2</text:p>
      <text:p text:style-name="P6"><text:span text:style-name="T10">P</text:span><text:span text:style-name="T12">10</text:span> = 0.4<text:tab/><text:span text:style-name="T10">P</text:span><text:span text:style-name="T12">11</text:span> = 0.4<text:tab/><text:span text:style-name="T10">P</text:span><text:span text:style-name="T12">12</text:span> = 0.2</text:p>
      <text:p text:style-name="P6"><text:span text:style-name="T10">P</text:span><text:span text:style-name="T12">20</text:span> = 0<text:tab/><text:span text:style-name="T10">P</text:span><text:span text:style-name="T12">21</text:span> = 0.4<text:tab/><text:span text:style-name="T10">P</text:span><text:span text:style-name="T12">22</text:span> = 0.4+0.2 = 0.6</text:p>
      <text:p text:style-name="P6"/>
      <text:p text:style-name="P6">b) P<text:span text:style-name="T11">2</text:span> a toutes ses composantes strictement positives donc La chaîne de Markov converge.</text:p>
      <text:p text:style-name="P6">On peut étudier le comportement stationnaire a l'aide de la limite du vecteur de probabilité d'état.</text:p>
      <text:p text:style-name="P6"><draw:frame draw:style-name="fr1" draw:name="Objet13" text:anchor-type="as-char" svg:width="5.583cm" svg:height="2.501cm" draw:z-index="13"><draw:object xlink:href="./Object 13" xlink:type="simple" xlink:show="embed" xlink:actuate="onLoad"/><draw:image xlink:href="./ObjectReplacements/Object 13" xlink:type="simple" xlink:show="embed" xlink:actuate="onLoad"/></draw:frame> <draw:frame draw:style-name="fr1" draw:name="Objet14" text:anchor-type="as-char" svg:width="5.283cm" svg:height="2.501cm" draw:z-index="14"><draw:object xlink:href="./Object 14" xlink:type="simple" xlink:show="embed" xlink:actuate="onLoad"/><draw:image xlink:href="./ObjectReplacements/Object 14" xlink:type="simple" xlink:show="embed" xlink:actuate="onLoad"/></draw:frame> <draw:frame draw:style-name="fr1" draw:name="Objet15" text:anchor-type="as-char" svg:width="4.327cm" svg:height="2.501cm" draw:z-index="12"><draw:object xlink:href="./Object 15" xlink:type="simple" xlink:show="embed" xlink:actuate="onLoad"/><draw:image xlink:href="./ObjectReplacements/Object 15" xlink:type="simple" xlink:show="embed" xlink:actuate="onLoad"/></draw:frame></text:p>
      <text:p text:style-name="P6"/>
      <text:p text:style-name="P6">Remarquons E<text:span text:style-name="T12">2</text:span> = E<text:span text:style-name="T12">3</text:span> - E<text:span text:style-name="T12">1</text:span> </text:p>
      <text:p text:style-name="P6"/>
      <text:p text:style-name="P6"><draw:frame draw:style-name="fr1" draw:name="Objet16" text:anchor-type="as-char" svg:width="4.327cm" svg:height="1.877cm" draw:z-index="15"><draw:object xlink:href="./Object 16" xlink:type="simple" xlink:show="embed" xlink:actuate="onLoad"/><draw:image xlink:href="./ObjectReplacements/Object 16" xlink:type="simple" xlink:show="embed" xlink:actuate="onLoad"/></draw:frame> <draw:frame draw:style-name="fr1" draw:name="Objet17" text:anchor-type="as-char" svg:width="2.917cm" svg:height="1.877cm" draw:z-index="16"><draw:object xlink:href="./Object 17" xlink:type="simple" xlink:show="embed" xlink:actuate="onLoad"/><draw:image xlink:href="./ObjectReplacements/Object 17" xlink:type="simple" xlink:show="embed" xlink:actuate="onLoad"/></draw:frame> <draw:frame draw:style-name="fr1" draw:name="Objet18" text:anchor-type="as-char" svg:width="3.572cm" svg:height="1.877cm" draw:z-index="17"><draw:object xlink:href="./Object 18" xlink:type="simple" xlink:show="embed" xlink:actuate="onLoad"/><draw:image xlink:href="./ObjectReplacements/Object 18" xlink:type="simple" xlink:show="embed" xlink:actuate="onLoad"/></draw:frame> <draw:frame draw:style-name="fr1" draw:name="Objet19" text:anchor-type="as-char" svg:width="3.718cm" svg:height="1.877cm" draw:z-index="18"><draw:object xlink:href="./Object 19" xlink:type="simple" xlink:show="embed" xlink:actuate="onLoad"/><draw:image xlink:href="./ObjectReplacements/Object 19" xlink:type="simple" xlink:show="embed" xlink:actuate="onLoad"/></draw:frame></text:p>
      <text:p text:style-name="P6"/>
      <text:p text:style-name="P6"><draw:frame draw:style-name="fr1" draw:name="Objet20" text:anchor-type="as-char" svg:width="3.665cm" svg:height="0.483cm" draw:z-index="19"><draw:object xlink:href="./Object 20" xlink:type="simple" xlink:show="embed" xlink:actuate="onLoad"/><draw:image xlink:href="./ObjectReplacements/Object 20" xlink:type="simple" xlink:show="embed" xlink:actuate="onLoad"/></draw:frame></text:p>
      <text:p text:style-name="P6"/>
      <text:p text:style-name="P6">Probabilité d'être inoccupée <draw:frame draw:style-name="fr1" draw:name="Objet21" text:anchor-type="as-char" svg:width="1.829cm" svg:height="0.531cm" draw:z-index="20"><draw:object xlink:href="./Object 21" xlink:type="simple" xlink:show="embed" xlink:actuate="onLoad"/><draw:image xlink:href="./ObjectReplacements/Object 21" xlink:type="simple" xlink:show="embed" xlink:actuate="onLoad"/></draw:frame>il y a 0 voiture dans la station (idem pourcentage d'oisiveté).</text:p>
      <text:p text:style-name="P6"/>
      <text:p text:style-name="P6">c) Rendre le troisième état absorbant.</text:p>
      <text:p text:style-name="P6"><draw:frame draw:style-name="fr1" draw:name="Objet22" text:anchor-type="as-char" svg:width="4.156cm" svg:height="1.251cm" draw:z-index="21"><draw:object xlink:href="./Object 22" xlink:type="simple" xlink:show="embed" xlink:actuate="onLoad"/><draw:image xlink:href="./ObjectReplacements/Object 22" xlink:type="simple" xlink:show="embed" xlink:actuate="onLoad"/></draw:frame> <draw:frame draw:style-name="fr1" draw:name="Objet23" text:anchor-type="as-char" svg:width="1.845cm" svg:height="0.531cm" draw:z-index="22"><draw:object xlink:href="./Object 23" xlink:type="simple" xlink:show="embed" xlink:actuate="onLoad"/><draw:image xlink:href="./ObjectReplacements/Object 23" xlink:type="simple" xlink:show="embed" xlink:actuate="onLoad"/></draw:frame> <text:s text:c="5"/></text:p>
      <text:p text:style-name="P6"/>
      <text:p text:style-name="P6">On peut traiter le même problème avec 1 place de service et 2 places d'attente.</text:p>
      <text:p text:style-name="P8">Exercice 9</text:p>
      <text:p text:style-name="P7">Soit </text:p>
      <text:p text:style-name="P7"><text:tab/><draw:frame draw:style-name="fr1" draw:name="Objet2" text:anchor-type="as-char" svg:width="3.946cm" svg:height="1.686cm" draw:z-index="0"><draw:object xlink:href="./Object 1" xlink:type="simple" xlink:show="embed" xlink:actuate="onLoad"/><draw:image xlink:href="./ObjectReplacements/Object 1" xlink:type="simple" xlink:show="embed" xlink:actuate="onLoad"/></draw:frame></text:p>
      <text:p text:style-name="P7">la matrice de transition d'une chaîne de Markov possédant les états 1, 2 et 3.</text:p>
      <text:p text:style-name="P7">a) Vérifier qu'il s'agit bien d'une chaîne de Markov.</text:p>
      <text:p text:style-name="P7">b) Construire son graphe.</text:p>
      <text:p text:style-name="P7">c) Calculer le régime permanent.</text:p>
      <text:p text:style-name="P7">d) Rendre l'état 3 absorbant et calculer <text:span text:style-name="T10">P</text:span>(<text:span text:style-name="T10">N</text:span><text:span text:style-name="T3">1</text:span> = <text:span text:style-name="T10">k</text:span>) où <text:span text:style-name="T10">k</text:span> = 1, 2, 3 ainsi que <text:span text:style-name="T10">n</text:span><text:span text:style-name="T7">i</text:span><text:span text:style-name="T8"> </text:span>(<text:span text:style-name="T10">i</text:span> = 1, 2).</text:p>
      <text:p text:style-name="P5">Indications</text:p>
      <text:p text:style-name="P3">a) Le futur ne dépend que du présent et non du passé et <text:span text:style-name="T10">P</text:span> est une matrice stochastique.</text:p>
      <text:p text:style-name="P3">b) simple</text:p>
      <text:p text:style-name="P3">c) <text:span text:style-name="T10">P</text:span><text:span text:style-name="T11">2</text:span> a tous ses éléments &gt;0 donc il y a convergence.</text:p>
      <text:p text:style-name="P3">Valeurs propres :</text:p>
      <text:p text:style-name="P3">-(sqrt(21)+9)/60,(sqrt(21)-9)/60,1</text:p>
      <text:p text:style-name="P3">-0.2263762615826 ; -0.073623738417403 ; 1</text:p>
      <text:p text:style-name="P3">Equations de balance</text:p>
      <text:p text:style-name="P3"><draw:frame draw:style-name="fr1" draw:name="Objet3" text:anchor-type="as-char" svg:width="5.911cm" svg:height="2.501cm" draw:z-index="1"><draw:object xlink:href="./Object 3" xlink:type="simple" xlink:show="embed" xlink:actuate="onLoad"/><draw:image xlink:href="./ObjectReplacements/Object 3" xlink:type="simple" xlink:show="embed" xlink:actuate="onLoad"/></draw:frame><draw:frame draw:style-name="fr1" draw:name="Objet1" text:anchor-type="as-char" svg:width="4.641cm" svg:height="2.501cm" draw:z-index="2"><draw:object xlink:href="./Object 2" xlink:type="simple" xlink:show="embed" xlink:actuate="onLoad"/><draw:image xlink:href="./ObjectReplacements/Object 2" xlink:type="simple" xlink:show="embed" xlink:actuate="onLoad"/></draw:frame></text:p>
      <text:p text:style-name="P3"><draw:frame draw:style-name="fr1" draw:name="Objet4" text:anchor-type="as-char" svg:width="5.218cm" svg:height="2.501cm" draw:z-index="3"><draw:object xlink:href="./Object 4" xlink:type="simple" xlink:show="embed" xlink:actuate="onLoad"/><draw:image xlink:href="./ObjectReplacements/Object 4" xlink:type="simple" xlink:show="embed" xlink:actuate="onLoad"/></draw:frame><draw:frame draw:style-name="fr1" draw:name="Objet5" text:anchor-type="as-char" svg:width="5.218cm" svg:height="1.877cm" draw:z-index="4"><draw:object xlink:href="./Object 5" xlink:type="simple" xlink:show="embed" xlink:actuate="onLoad"/><draw:image xlink:href="./ObjectReplacements/Object 5" xlink:type="simple" xlink:show="embed" xlink:actuate="onLoad"/></draw:frame><draw:frame draw:style-name="fr1" draw:name="Objet6" text:anchor-type="as-char" svg:width="4.764cm" svg:height="1.877cm" draw:z-index="5"><draw:object xlink:href="./Object 6" xlink:type="simple" xlink:show="embed" xlink:actuate="onLoad"/><draw:image xlink:href="./ObjectReplacements/Object 6" xlink:type="simple" xlink:show="embed" xlink:actuate="onLoad"/></draw:frame></text:p>
      <text:p text:style-name="P3"><draw:frame draw:style-name="fr1" draw:name="Objet7" text:anchor-type="as-char" svg:width="4.256cm" svg:height="1.877cm" draw:z-index="6"><draw:object xlink:href="./Object 7" xlink:type="simple" xlink:show="embed" xlink:actuate="onLoad"/><draw:image xlink:href="./ObjectReplacements/Object 7" xlink:type="simple" xlink:show="embed" xlink:actuate="onLoad"/></draw:frame><draw:frame draw:style-name="fr1" draw:name="Objet8" text:anchor-type="as-char" svg:width="3.944cm" svg:height="1.877cm" draw:z-index="7"><draw:object xlink:href="./Object 8" xlink:type="simple" xlink:show="embed" xlink:actuate="onLoad"/><draw:image xlink:href="./ObjectReplacements/Object 8" xlink:type="simple" xlink:show="embed" xlink:actuate="onLoad"/></draw:frame></text:p>
      <text:p text:style-name="P3"><draw:frame draw:style-name="fr1" draw:name="Objet9" text:anchor-type="as-char" svg:width="7.989cm" svg:height="1.877cm" draw:z-index="8"><draw:object xlink:href="./Object 9" xlink:type="simple" xlink:show="embed" xlink:actuate="onLoad"/><draw:image xlink:href="./ObjectReplacements/Object 9" xlink:type="simple" xlink:show="embed" xlink:actuate="onLoad"/></draw:frame></text:p>
      <text:p text:style-name="P3"><draw:frame draw:style-name="fr1" draw:name="Objet10" text:anchor-type="as-char" svg:width="4.591cm" svg:height="0.483cm" draw:z-index="9"><draw:object xlink:href="./Object 10" xlink:type="simple" xlink:show="embed" xlink:actuate="onLoad"/><draw:image xlink:href="./ObjectReplacements/Object 10" xlink:type="simple" xlink:show="embed" xlink:actuate="onLoad"/></draw:frame>et P* a ses lignes égales au vecteur précédent.</text:p>
      <text:p text:style-name="P3"/>
      <text:p text:style-name="P3">d) </text:p>
      <text:p text:style-name="P3"><draw:frame draw:style-name="fr1" draw:name="Objet11" text:anchor-type="as-char" svg:width="4.11cm" svg:height="1.669cm" draw:z-index="10"><draw:object xlink:href="./Object 11" xlink:type="simple" xlink:show="embed" xlink:actuate="onLoad"/><draw:image xlink:href="./ObjectReplacements/Object 11" xlink:type="simple" xlink:show="embed" xlink:actuate="onLoad"/></draw:frame>on a <draw:frame draw:style-name="fr1" draw:name="Objet12" text:anchor-type="as-char" svg:width="2.997cm" svg:height="0.483cm" draw:z-index="11"><draw:object xlink:href="./Object 12" xlink:type="simple" xlink:show="embed" xlink:actuate="onLoad"/><draw:image xlink:href="./ObjectReplacements/Object 12" xlink:type="simple" xlink:show="embed" xlink:actuate="onLoad"/></draw:frame></text:p>
      <text:p text:style-name="P3">Utiliser la formule pour les <text:span text:style-name="T10">n</text:span><text:span text:style-name="T13">i</text:span><text:span text:style-name="T14">.</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charset="x-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at" style:family="paragraph" style:parent-style-name="Standard">
      <style:text-properties style:font-name="Times New Roman" fo:font-size="12pt" style:font-size-asian="12pt"/>
    </style:style>
    <style:style style:name="Numbering_20_Symbols" style:display-name="Numbering Symbols" style:family="text"/>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creator>Alain</dc:creator>
    <dc:date>2008-11-17T08:43:02</dc:date>
    <meta:editing-cycles>9</meta:editing-cycles>
    <meta:editing-duration>PT7H28M44S</meta:editing-duration>
    <meta:user-defined meta:name="Info 1"/>
    <meta:user-defined meta:name="Info 2"/>
    <meta:user-defined meta:name="Info 3"/>
    <meta:user-defined meta:name="Info 4"/>
    <meta:document-statistic meta:table-count="0" meta:image-count="0" meta:object-count="23" meta:page-count="2" meta:paragraph-count="51" meta:word-count="401" meta:character-count="2236"/>
  </office:meta>
</office:document-meta>
</file>

<file path=Object 1/content.xml><?xml version="1.0" encoding="utf-8"?>
<!DOCTYPE math  PUBLIC '-//OpenOffice.org//DTD Modified W3C MathML 1.01//EN'  'math.dtd'>
<math:math xmlns:math="http://www.w3.org/1998/Math/MathML">
  <math:semantics>
    <math:mrow>
      <math:mi>P</math:mi>
      <math:mo math:stretchy="false">=</math:mo>
      <math:mfenced math:open="{" math:close="}">
        <math:mtable>
          <math:mtr>
            <math:mtd>
              <math:mrow>
                <math:mn>1</math:mn>
                <math:mo math:stretchy="false">/</math:mo>
                <math:mn>2</math:mn>
              </math:mrow>
            </math:mtd>
            <math:mtd>
              <math:mrow>
                <math:mn>1</math:mn>
                <math:mo math:stretchy="false">/</math:mo>
                <math:mn>4</math:mn>
              </math:mrow>
            </math:mtd>
            <math:mtd>
              <math:mrow>
                <math:mn>1</math:mn>
                <math:mo math:stretchy="false">/</math:mo>
                <math:mn>4</math:mn>
              </math:mrow>
            </math:mtd>
          </math:mtr>
          <math:mtr>
            <math:mtd>
              <math:mrow>
                <math:mn>2</math:mn>
                <math:mo math:stretchy="false">/</math:mo>
                <math:mn>3</math:mn>
              </math:mrow>
            </math:mtd>
            <math:mtd>
              <math:mn>0</math:mn>
            </math:mtd>
            <math:mtd>
              <math:mrow>
                <math:mn>1</math:mn>
                <math:mo math:stretchy="false">/</math:mo>
                <math:mn>3</math:mn>
              </math:mrow>
            </math:mtd>
          </math:mtr>
          <math:mtr>
            <math:mtd>
              <math:mrow>
                <math:mn>3</math:mn>
                <math:mo math:stretchy="false">/</math:mo>
                <math:mn>5</math:mn>
              </math:mrow>
            </math:mtd>
            <math:mtd>
              <math:mrow>
                <math:mn>1</math:mn>
                <math:mo math:stretchy="false">/</math:mo>
                <math:mn>5</math:mn>
              </math:mrow>
            </math:mtd>
            <math:mtd>
              <math:mrow>
                <math:mn>1</math:mn>
                <math:mo math:stretchy="false">/</math:mo>
                <math:mn>5</math:mn>
              </math:mrow>
            </math:mtd>
          </math:mtr>
        </math:mtable>
      </math:mfenced>
    </math:mrow>
    <math:annotation math:encoding="StarMath 5.0">P = left lbrace matrix{1/2 # 1/4 # 1/4 ## 2/3 # 0 # 1/3 ## 3/5 # 1/5 # 1/5}  right rbrace</math:annotation>
  </math:semantics>
</math:math>
</file>

<file path=Object 10/content.xml><?xml version="1.0" encoding="utf-8"?>
<!DOCTYPE math  PUBLIC '-//OpenOffice.org//DTD Modified W3C MathML 1.01//EN'  'math.dtd'>
<math:math xmlns:math="http://www.w3.org/1998/Math/MathML">
  <math:semantics>
    <math:mrow>
      <math:mo math:stretchy="false">π</math:mo>
      <math:mo math:stretchy="false">=</math:mo>
      <math:mrow>
        <math:mo math:stretchy="false">(</math:mo>
        <math:mrow>
          <math:mrow>
            <math:mn>44</math:mn>
            <math:mo math:stretchy="false">/</math:mo>
            <math:mn>79,</math:mn>
          </math:mrow>
          <math:mrow>
            <math:mn>15</math:mn>
            <math:mo math:stretchy="false">/</math:mo>
            <math:mn>79,</math:mn>
          </math:mrow>
          <math:mrow>
            <math:mn>20</math:mn>
            <math:mo math:stretchy="false">/</math:mo>
            <math:mn>79</math:mn>
          </math:mrow>
        </math:mrow>
        <math:mo math:stretchy="false">)</math:mo>
      </math:mrow>
    </math:mrow>
    <math:annotation math:encoding="StarMath 5.0">%pi = ( 44/79, 15/79, 20/79 )</math:annotation>
  </math:semantics>
</math:math>
</file>

<file path=Object 11/content.xml><?xml version="1.0" encoding="utf-8"?>
<!DOCTYPE math  PUBLIC '-//OpenOffice.org//DTD Modified W3C MathML 1.01//EN'  'math.dtd'>
<math:math xmlns:math="http://www.w3.org/1998/Math/MathML">
  <math:semantics>
    <math:mrow>
      <math:mi>P</math:mi>
      <math:mrow>
        <math:mi>'</math:mi>
        <math:mo math:stretchy="false">=</math:mo>
        <math:mfenced math:open="{" math:close="}">
          <math:mtable>
            <math:mtr>
              <math:mtd>
                <math:mrow>
                  <math:mn>1</math:mn>
                  <math:mo math:stretchy="false">/</math:mo>
                  <math:mn>2</math:mn>
                </math:mrow>
              </math:mtd>
              <math:mtd>
                <math:mrow>
                  <math:mn>1</math:mn>
                  <math:mo math:stretchy="false">/</math:mo>
                  <math:mn>4</math:mn>
                </math:mrow>
              </math:mtd>
              <math:mtd>
                <math:mrow>
                  <math:mn>1</math:mn>
                  <math:mo math:stretchy="false">/</math:mo>
                  <math:mn>4</math:mn>
                </math:mrow>
              </math:mtd>
            </math:mtr>
            <math:mtr>
              <math:mtd>
                <math:mrow>
                  <math:mn>2</math:mn>
                  <math:mo math:stretchy="false">/</math:mo>
                  <math:mn>3</math:mn>
                </math:mrow>
              </math:mtd>
              <math:mtd>
                <math:mn>0</math:mn>
              </math:mtd>
              <math:mtd>
                <math:mrow>
                  <math:mn>1</math:mn>
                  <math:mo math:stretchy="false">/</math:mo>
                  <math:mn>3</math:mn>
                </math:mrow>
              </math:mtd>
            </math:mtr>
            <math:mtr>
              <math:mtd>
                <math:mn>0</math:mn>
              </math:mtd>
              <math:mtd>
                <math:mn>0</math:mn>
              </math:mtd>
              <math:mtd>
                <math:mn>1</math:mn>
              </math:mtd>
            </math:mtr>
          </math:mtable>
        </math:mfenced>
      </math:mrow>
    </math:mrow>
    <math:annotation math:encoding="StarMath 5.0">P' = left lbrace matrix{1/2 # 1/4 # 1/4 ## 2/3 # 0 # 1/3 ## 0 # 0 # 1}  right rbrace</math:annotation>
  </math:semantics>
</math:math>
</file>

<file path=Object 12/content.xml><?xml version="1.0" encoding="utf-8"?>
<!DOCTYPE math  PUBLIC '-//OpenOffice.org//DTD Modified W3C MathML 1.01//EN'  'math.dtd'>
<math:math xmlns:math="http://www.w3.org/1998/Math/MathML">
  <math:semantics>
    <math:mrow>
      <math:mo math:stretchy="false">π</math:mo>
      <math:mrow>
        <math:mrow>
          <math:mo math:stretchy="false">(</math:mo>
          <math:mn>1</math:mn>
          <math:mo math:stretchy="false">)</math:mo>
        </math:mrow>
        <math:mo math:stretchy="false">=</math:mo>
        <math:mo math:stretchy="false">π</math:mo>
      </math:mrow>
      <math:mrow>
        <math:mrow>
          <math:mo math:stretchy="false">(</math:mo>
          <math:mn>0</math:mn>
          <math:mo math:stretchy="false">)</math:mo>
        </math:mrow>
        <math:mo math:stretchy="false">∗</math:mo>
        <math:mi>P</math:mi>
      </math:mrow>
      <math:mi>'</math:mi>
    </math:mrow>
    <math:annotation math:encoding="StarMath 5.0">%pi(1) = %pi(0) * P'</math:annotation>
  </math:semantics>
</math:math>
</file>

<file path=Object 13/content.xml><?xml version="1.0" encoding="utf-8"?>
<!DOCTYPE math  PUBLIC '-//OpenOffice.org//DTD Modified W3C MathML 1.01//EN'  'math.dtd'>
<math:math xmlns:math="http://www.w3.org/1998/Math/MathML">
  <math:semantics>
    <math:mfenced math:open="{" math:close="}">
      <math:mtable>
        <math:mtr>
          <math:mtd>
            <math:mrow>
              <math:mn>0.4</math:mn>
              <math:mrow>
                <math:msub>
                  <math:mo math:stretchy="false">π</math:mo>
                  <math:mn>2</math:mn>
                </math:msub>
                <math:mo math:stretchy="false">+</math:mo>
                <math:mn>0.0</math:mn>
              </math:mrow>
              <math:mrow>
                <math:msub>
                  <math:mo math:stretchy="false">π</math:mo>
                  <math:mn>3</math:mn>
                </math:msub>
                <math:mo math:stretchy="false">=</math:mo>
                <math:mrow>
                  <math:mo math:stretchy="false">(</math:mo>
                  <math:mrow>
                    <math:mn>0.4</math:mn>
                    <math:mo math:stretchy="false">+</math:mo>
                    <math:mn>0.2</math:mn>
                  </math:mrow>
                  <math:mo math:stretchy="false">)</math:mo>
                </math:mrow>
              </math:mrow>
              <math:msub>
                <math:mo math:stretchy="false">π</math:mo>
                <math:mn>1</math:mn>
              </math:msub>
            </math:mrow>
          </math:mtd>
        </math:mtr>
        <math:mtr>
          <math:mtd>
            <math:mrow>
              <math:mn>0.4</math:mn>
              <math:mrow>
                <math:msub>
                  <math:mo math:stretchy="false">π</math:mo>
                  <math:mn>1</math:mn>
                </math:msub>
                <math:mo math:stretchy="false">+</math:mo>
                <math:mn>0.4</math:mn>
              </math:mrow>
              <math:mrow>
                <math:msub>
                  <math:mo math:stretchy="false">π</math:mo>
                  <math:mn>3</math:mn>
                </math:msub>
                <math:mo math:stretchy="false">=</math:mo>
                <math:mrow>
                  <math:mo math:stretchy="false">(</math:mo>
                  <math:mrow>
                    <math:mn>0.4</math:mn>
                    <math:mo math:stretchy="false">+</math:mo>
                    <math:mn>0.2</math:mn>
                  </math:mrow>
                  <math:mo math:stretchy="false">)</math:mo>
                </math:mrow>
              </math:mrow>
              <math:msub>
                <math:mo math:stretchy="false">π</math:mo>
                <math:mn>2</math:mn>
              </math:msub>
            </math:mrow>
          </math:mtd>
        </math:mtr>
        <math:mtr>
          <math:mtd>
            <math:mrow>
              <math:mn>0.2</math:mn>
              <math:mrow>
                <math:msub>
                  <math:mo math:stretchy="false">π</math:mo>
                  <math:mn>1</math:mn>
                </math:msub>
                <math:mo math:stretchy="false">+</math:mo>
                <math:mn>0.2</math:mn>
              </math:mrow>
              <math:mrow>
                <math:msub>
                  <math:mo math:stretchy="false">π</math:mo>
                  <math:mn>2</math:mn>
                </math:msub>
                <math:mo math:stretchy="false">=</math:mo>
                <math:mn>0.4</math:mn>
              </math:mrow>
              <math:msub>
                <math:mo math:stretchy="false">π</math:mo>
                <math:mn>3</math:mn>
              </math:msub>
            </math:mrow>
          </math:mtd>
        </math:mtr>
        <math:mtr>
          <math:mtd>
            <math:mrow>
              <math:mrow>
                <math:mrow>
                  <math:msub>
                    <math:mo math:stretchy="false">π</math:mo>
                    <math:mn>1</math:mn>
                  </math:msub>
                  <math:mo math:stretchy="false">+</math:mo>
                  <math:msub>
                    <math:mo math:stretchy="false">π</math:mo>
                    <math:mn>2</math:mn>
                  </math:msub>
                </math:mrow>
                <math:mo math:stretchy="false">+</math:mo>
                <math:msub>
                  <math:mo math:stretchy="false">π</math:mo>
                  <math:mn>3</math:mn>
                </math:msub>
              </math:mrow>
              <math:mo math:stretchy="false">=</math:mo>
              <math:mn>1</math:mn>
            </math:mrow>
          </math:mtd>
        </math:mtr>
      </math:mtable>
    </math:mfenced>
    <math:annotation math:encoding="StarMath 5.0">left lbrace  matrix{ 
0.4 %pi_2 + 0.0 %pi_3 = (0.4 + 0.2) %pi_1  ## 
0.4 %pi_1 + 0.4 %pi_3 = (0.4 + 0.2) %pi_2  ##  
0.2 %pi_1 + 0.2 %pi_2 = 0.4 %pi_3  ##
%pi_1 + %pi_2 + %pi_3 = 1}  right rbrace </math:annotation>
  </math:semantics>
</math:math>
</file>

<file path=Object 14/content.xml><?xml version="1.0" encoding="utf-8"?>
<!DOCTYPE math  PUBLIC '-//OpenOffice.org//DTD Modified W3C MathML 1.01//EN'  'math.dtd'>
<math:math xmlns:math="http://www.w3.org/1998/Math/MathML">
  <math:semantics>
    <math:mfenced math:open="{" math:close="}">
      <math:mtable>
        <math:mtr>
          <math:mtd>
            <math:mrow>
              <math:mrow>
                <math:mo math:stretchy="false">−</math:mo>
                <math:mn>0.6</math:mn>
              </math:mrow>
              <math:mrow>
                <math:msub>
                  <math:mo math:stretchy="false">π</math:mo>
                  <math:mn>1</math:mn>
                </math:msub>
                <math:mo math:stretchy="false">+</math:mo>
                <math:mn>0.4</math:mn>
              </math:mrow>
              <math:mrow>
                <math:msub>
                  <math:mo math:stretchy="false">π</math:mo>
                  <math:mn>2</math:mn>
                </math:msub>
                <math:mo math:stretchy="false">+</math:mo>
                <math:mn>0.0</math:mn>
              </math:mrow>
              <math:mrow>
                <math:msub>
                  <math:mo math:stretchy="false">π</math:mo>
                  <math:mn>3</math:mn>
                </math:msub>
                <math:mo math:stretchy="false">=</math:mo>
                <math:mn>0</math:mn>
              </math:mrow>
            </math:mrow>
          </math:mtd>
        </math:mtr>
        <math:mtr>
          <math:mtd>
            <math:mrow>
              <math:mn>0.4</math:mn>
              <math:mrow>
                <math:msub>
                  <math:mo math:stretchy="false">π</math:mo>
                  <math:mn>1</math:mn>
                </math:msub>
                <math:mo math:stretchy="false">−</math:mo>
                <math:mn>0.6</math:mn>
              </math:mrow>
              <math:mrow>
                <math:msub>
                  <math:mo math:stretchy="false">π</math:mo>
                  <math:mn>2</math:mn>
                </math:msub>
                <math:mo math:stretchy="false">+</math:mo>
                <math:mn>0.4</math:mn>
              </math:mrow>
              <math:mrow>
                <math:msub>
                  <math:mo math:stretchy="false">π</math:mo>
                  <math:mn>3</math:mn>
                </math:msub>
                <math:mo math:stretchy="false">=</math:mo>
                <math:mn>0</math:mn>
              </math:mrow>
            </math:mrow>
          </math:mtd>
        </math:mtr>
        <math:mtr>
          <math:mtd>
            <math:mrow>
              <math:mn>0.2</math:mn>
              <math:mrow>
                <math:msub>
                  <math:mo math:stretchy="false">π</math:mo>
                  <math:mn>1</math:mn>
                </math:msub>
                <math:mo math:stretchy="false">+</math:mo>
                <math:mn>0.2</math:mn>
              </math:mrow>
              <math:mrow>
                <math:msub>
                  <math:mo math:stretchy="false">π</math:mo>
                  <math:mn>2</math:mn>
                </math:msub>
                <math:mo math:stretchy="false">−</math:mo>
                <math:mn>0.4</math:mn>
              </math:mrow>
              <math:mrow>
                <math:msub>
                  <math:mo math:stretchy="false">π</math:mo>
                  <math:mn>3</math:mn>
                </math:msub>
                <math:mo math:stretchy="false">=</math:mo>
                <math:mn>0</math:mn>
              </math:mrow>
            </math:mrow>
          </math:mtd>
        </math:mtr>
        <math:mtr>
          <math:mtd>
            <math:mrow>
              <math:mrow>
                <math:mrow>
                  <math:msub>
                    <math:mo math:stretchy="false">π</math:mo>
                    <math:mn>1</math:mn>
                  </math:msub>
                  <math:mo math:stretchy="false">+</math:mo>
                  <math:msub>
                    <math:mo math:stretchy="false">π</math:mo>
                    <math:mn>2</math:mn>
                  </math:msub>
                </math:mrow>
                <math:mo math:stretchy="false">+</math:mo>
                <math:msub>
                  <math:mo math:stretchy="false">π</math:mo>
                  <math:mn>3</math:mn>
                </math:msub>
              </math:mrow>
              <math:mo math:stretchy="false">=</math:mo>
              <math:mn>1</math:mn>
            </math:mrow>
          </math:mtd>
        </math:mtr>
      </math:mtable>
    </math:mfenced>
    <math:annotation math:encoding="StarMath 5.0">left lbrace  matrix{ 
-0.6 %pi_1 + 0.4 %pi_2 + 0.0 %pi_3 = 0 ## 
0.4 %pi_1 -0.6 %pi_2 + 0.4 %pi_3 = 0 ##  
0.2 %pi_1 + 0.2 %pi_2 -0.4 %pi_3 = 0 ##
%pi_1 + %pi_2 + %pi_3 = 1}  right rbrace </math:annotation>
  </math:semantics>
</math:math>
</file>

<file path=Object 15/content.xml><?xml version="1.0" encoding="utf-8"?>
<!DOCTYPE math  PUBLIC '-//OpenOffice.org//DTD Modified W3C MathML 1.01//EN'  'math.dtd'>
<math:math xmlns:math="http://www.w3.org/1998/Math/MathML">
  <math:semantics>
    <math:mfenced math:open="{" math:close="}">
      <math:mtable>
        <math:mtr>
          <math:mtd>
            <math:mrow>
              <math:mrow>
                <math:mo math:stretchy="false">−</math:mo>
                <math:mn>3</math:mn>
              </math:mrow>
              <math:mrow>
                <math:msub>
                  <math:mo math:stretchy="false">π</math:mo>
                  <math:mn>1</math:mn>
                </math:msub>
                <math:mo math:stretchy="false">+</math:mo>
                <math:mn>2</math:mn>
              </math:mrow>
              <math:mrow>
                <math:msub>
                  <math:mo math:stretchy="false">π</math:mo>
                  <math:mn>2</math:mn>
                </math:msub>
                <math:mo math:stretchy="false">+</math:mo>
                <math:mn>0</math:mn>
              </math:mrow>
              <math:mrow>
                <math:msub>
                  <math:mo math:stretchy="false">π</math:mo>
                  <math:mn>3</math:mn>
                </math:msub>
                <math:mo math:stretchy="false">=</math:mo>
                <math:mn>0</math:mn>
              </math:mrow>
            </math:mrow>
          </math:mtd>
        </math:mtr>
        <math:mtr>
          <math:mtd>
            <math:mrow>
              <math:mn>2</math:mn>
              <math:mrow>
                <math:msub>
                  <math:mo math:stretchy="false">π</math:mo>
                  <math:mn>1</math:mn>
                </math:msub>
                <math:mo math:stretchy="false">−</math:mo>
                <math:mn>3</math:mn>
              </math:mrow>
              <math:mrow>
                <math:msub>
                  <math:mo math:stretchy="false">π</math:mo>
                  <math:mn>2</math:mn>
                </math:msub>
                <math:mo math:stretchy="false">+</math:mo>
                <math:mn>2</math:mn>
              </math:mrow>
              <math:mrow>
                <math:msub>
                  <math:mo math:stretchy="false">π</math:mo>
                  <math:mn>3</math:mn>
                </math:msub>
                <math:mo math:stretchy="false">=</math:mo>
                <math:mn>0</math:mn>
              </math:mrow>
            </math:mrow>
          </math:mtd>
        </math:mtr>
        <math:mtr>
          <math:mtd>
            <math:mrow>
              <math:mrow>
                <math:mrow>
                  <math:msub>
                    <math:mo math:stretchy="false">π</math:mo>
                    <math:mn>1</math:mn>
                  </math:msub>
                  <math:mo math:stretchy="false">+</math:mo>
                  <math:msub>
                    <math:mo math:stretchy="false">π</math:mo>
                    <math:mn>2</math:mn>
                  </math:msub>
                </math:mrow>
                <math:mo math:stretchy="false">−</math:mo>
                <math:mn>2</math:mn>
              </math:mrow>
              <math:mrow>
                <math:msub>
                  <math:mo math:stretchy="false">π</math:mo>
                  <math:mn>3</math:mn>
                </math:msub>
                <math:mo math:stretchy="false">=</math:mo>
                <math:mn>0</math:mn>
              </math:mrow>
            </math:mrow>
          </math:mtd>
        </math:mtr>
        <math:mtr>
          <math:mtd>
            <math:mrow>
              <math:mrow>
                <math:mrow>
                  <math:msub>
                    <math:mo math:stretchy="false">π</math:mo>
                    <math:mn>1</math:mn>
                  </math:msub>
                  <math:mo math:stretchy="false">+</math:mo>
                  <math:msub>
                    <math:mo math:stretchy="false">π</math:mo>
                    <math:mn>2</math:mn>
                  </math:msub>
                </math:mrow>
                <math:mo math:stretchy="false">+</math:mo>
                <math:msub>
                  <math:mo math:stretchy="false">π</math:mo>
                  <math:mn>3</math:mn>
                </math:msub>
              </math:mrow>
              <math:mo math:stretchy="false">=</math:mo>
              <math:mn>1</math:mn>
            </math:mrow>
          </math:mtd>
        </math:mtr>
      </math:mtable>
    </math:mfenced>
    <math:annotation math:encoding="StarMath 5.0">left lbrace  matrix{ 
-3 %pi_1 + 2 %pi_2 + 0 %pi_3 = 0 ## 
2 %pi_1 -3 %pi_2 + 2 %pi_3 = 0 ##  
 %pi_1 + %pi_2 -2 %pi_3 = 0 ##
%pi_1 + %pi_2 + %pi_3 = 1}  right rbrace </math:annotation>
  </math:semantics>
</math:math>
</file>

<file path=Object 16/content.xml><?xml version="1.0" encoding="utf-8"?>
<!DOCTYPE math  PUBLIC '-//OpenOffice.org//DTD Modified W3C MathML 1.01//EN'  'math.dtd'>
<math:math xmlns:math="http://www.w3.org/1998/Math/MathML">
  <math:semantics>
    <math:mfenced math:open="{" math:close="}">
      <math:mtable>
        <math:mtr>
          <math:mtd>
            <math:mrow>
              <math:mrow>
                <math:mo math:stretchy="false">−</math:mo>
                <math:mn>3</math:mn>
              </math:mrow>
              <math:mrow>
                <math:msub>
                  <math:mo math:stretchy="false">π</math:mo>
                  <math:mn>1</math:mn>
                </math:msub>
                <math:mo math:stretchy="false">+</math:mo>
                <math:mn>2</math:mn>
              </math:mrow>
              <math:mrow>
                <math:msub>
                  <math:mo math:stretchy="false">π</math:mo>
                  <math:mn>2</math:mn>
                </math:msub>
                <math:mo math:stretchy="false">+</math:mo>
                <math:mn>0</math:mn>
              </math:mrow>
              <math:mrow>
                <math:msub>
                  <math:mo math:stretchy="false">π</math:mo>
                  <math:mn>3</math:mn>
                </math:msub>
                <math:mo math:stretchy="false">=</math:mo>
                <math:mn>0</math:mn>
              </math:mrow>
            </math:mrow>
          </math:mtd>
        </math:mtr>
        <math:mtr>
          <math:mtd>
            <math:mrow>
              <math:mrow>
                <math:mrow>
                  <math:msub>
                    <math:mo math:stretchy="false">π</math:mo>
                    <math:mn>1</math:mn>
                  </math:msub>
                  <math:mo math:stretchy="false">+</math:mo>
                  <math:msub>
                    <math:mo math:stretchy="false">π</math:mo>
                    <math:mn>2</math:mn>
                  </math:msub>
                </math:mrow>
                <math:mo math:stretchy="false">−</math:mo>
                <math:mn>2</math:mn>
              </math:mrow>
              <math:mrow>
                <math:msub>
                  <math:mo math:stretchy="false">π</math:mo>
                  <math:mn>3</math:mn>
                </math:msub>
                <math:mo math:stretchy="false">=</math:mo>
                <math:mn>0</math:mn>
              </math:mrow>
            </math:mrow>
          </math:mtd>
        </math:mtr>
        <math:mtr>
          <math:mtd>
            <math:mrow>
              <math:mrow>
                <math:mrow>
                  <math:msub>
                    <math:mo math:stretchy="false">π</math:mo>
                    <math:mn>1</math:mn>
                  </math:msub>
                  <math:mo math:stretchy="false">+</math:mo>
                  <math:msub>
                    <math:mo math:stretchy="false">π</math:mo>
                    <math:mn>2</math:mn>
                  </math:msub>
                </math:mrow>
                <math:mo math:stretchy="false">+</math:mo>
                <math:msub>
                  <math:mo math:stretchy="false">π</math:mo>
                  <math:mn>3</math:mn>
                </math:msub>
              </math:mrow>
              <math:mo math:stretchy="false">=</math:mo>
              <math:mn>1</math:mn>
            </math:mrow>
          </math:mtd>
        </math:mtr>
      </math:mtable>
    </math:mfenced>
    <math:annotation math:encoding="StarMath 5.0">left lbrace  matrix{ 
-3 %pi_1 + 2 %pi_2 + 0 %pi_3 = 0 ## 
%pi_1 + %pi_2 -2 %pi_3 = 0 ##
%pi_1 + %pi_2 + %pi_3 = 1}  right rbrace </math:annotation>
  </math:semantics>
</math:math>
</file>

<file path=Object 17/content.xml><?xml version="1.0" encoding="utf-8"?>
<!DOCTYPE math  PUBLIC '-//OpenOffice.org//DTD Modified W3C MathML 1.01//EN'  'math.dtd'>
<math:math xmlns:math="http://www.w3.org/1998/Math/MathML">
  <math:semantics>
    <math:mfenced math:open="{" math:close="}">
      <math:mtable>
        <math:mtr>
          <math:mtd>
            <math:mrow>
              <math:mn>3</math:mn>
              <math:mrow>
                <math:msub>
                  <math:mo math:stretchy="false">π</math:mo>
                  <math:mn>1</math:mn>
                </math:msub>
                <math:mo math:stretchy="false">=</math:mo>
                <math:mn>2</math:mn>
              </math:mrow>
              <math:msub>
                <math:mo math:stretchy="false">π</math:mo>
                <math:mn>2</math:mn>
              </math:msub>
            </math:mrow>
          </math:mtd>
        </math:mtr>
        <math:mtr>
          <math:mtd>
            <math:mrow>
              <math:mrow>
                <math:mrow>
                  <math:msub>
                    <math:mo math:stretchy="false">π</math:mo>
                    <math:mn>1</math:mn>
                  </math:msub>
                  <math:mo math:stretchy="false">+</math:mo>
                  <math:msub>
                    <math:mo math:stretchy="false">π</math:mo>
                    <math:mn>2</math:mn>
                  </math:msub>
                </math:mrow>
                <math:mo math:stretchy="false">=</math:mo>
                <math:mn>2</math:mn>
              </math:mrow>
              <math:msub>
                <math:mo math:stretchy="false">π</math:mo>
                <math:mn>3</math:mn>
              </math:msub>
            </math:mrow>
          </math:mtd>
        </math:mtr>
        <math:mtr>
          <math:mtd>
            <math:mrow>
              <math:mn>3</math:mn>
              <math:mrow>
                <math:msub>
                  <math:mo math:stretchy="false">π</math:mo>
                  <math:mn>3</math:mn>
                </math:msub>
                <math:mo math:stretchy="false">=</math:mo>
                <math:mn>1</math:mn>
              </math:mrow>
            </math:mrow>
          </math:mtd>
        </math:mtr>
      </math:mtable>
    </math:mfenced>
    <math:annotation math:encoding="StarMath 5.0">left lbrace  matrix{ 
3 %pi_1 = 2 %pi_2 ## 
%pi_1 + %pi_2 = 2 %pi_3 ##
3 %pi_3 = 1}  right rbrace </math:annotation>
  </math:semantics>
</math:math>
</file>

<file path=Object 18/content.xml><?xml version="1.0" encoding="utf-8"?>
<!DOCTYPE math  PUBLIC '-//OpenOffice.org//DTD Modified W3C MathML 1.01//EN'  'math.dtd'>
<math:math xmlns:math="http://www.w3.org/1998/Math/MathML">
  <math:semantics>
    <math:mfenced math:open="{" math:close="}">
      <math:mtable>
        <math:mtr>
          <math:mtd>
            <math:mrow>
              <math:mrow>
                <math:msub>
                  <math:mo math:stretchy="false">π</math:mo>
                  <math:mn>1</math:mn>
                </math:msub>
                <math:mo math:stretchy="false">=</math:mo>
                <math:mrow>
                  <math:mn>2</math:mn>
                  <math:mo math:stretchy="false">/</math:mo>
                  <math:mn>3</math:mn>
                </math:mrow>
              </math:mrow>
              <math:msub>
                <math:mo math:stretchy="false">π</math:mo>
                <math:mn>2</math:mn>
              </math:msub>
            </math:mrow>
          </math:mtd>
        </math:mtr>
        <math:mtr>
          <math:mtd>
            <math:mrow>
              <math:mrow>
                <math:mo math:stretchy="false">(</math:mo>
                <math:mrow>
                  <math:mrow>
                    <math:mn>2</math:mn>
                    <math:mo math:stretchy="false">/</math:mo>
                    <math:mn>3</math:mn>
                  </math:mrow>
                  <math:mo math:stretchy="false">+</math:mo>
                  <math:mn>1</math:mn>
                </math:mrow>
                <math:mo math:stretchy="false">)</math:mo>
              </math:mrow>
              <math:mrow>
                <math:msub>
                  <math:mo math:stretchy="false">π</math:mo>
                  <math:mn>2</math:mn>
                </math:msub>
                <math:mo math:stretchy="false">=</math:mo>
                <math:mrow>
                  <math:mn>2</math:mn>
                  <math:mo math:stretchy="false">/</math:mo>
                  <math:mn>3</math:mn>
                </math:mrow>
              </math:mrow>
            </math:mrow>
          </math:mtd>
        </math:mtr>
        <math:mtr>
          <math:mtd>
            <math:mrow>
              <math:msub>
                <math:mo math:stretchy="false">π</math:mo>
                <math:mn>3</math:mn>
              </math:msub>
              <math:mo math:stretchy="false">=</math:mo>
              <math:mrow>
                <math:mn>1</math:mn>
                <math:mo math:stretchy="false">/</math:mo>
                <math:mn>3</math:mn>
              </math:mrow>
            </math:mrow>
          </math:mtd>
        </math:mtr>
      </math:mtable>
    </math:mfenced>
    <math:annotation math:encoding="StarMath 5.0">left lbrace  matrix{ 
%pi_1 = 2/3 %pi_2 ## 
( 2/3 + 1 ) %pi_2 = 2/3 ##
%pi_3 = 1/3 }  right rbrace </math:annotation>
  </math:semantics>
</math:math>
</file>

<file path=Object 19/content.xml><?xml version="1.0" encoding="utf-8"?>
<!DOCTYPE math  PUBLIC '-//OpenOffice.org//DTD Modified W3C MathML 1.01//EN'  'math.dtd'>
<math:math xmlns:math="http://www.w3.org/1998/Math/MathML">
  <math:semantics>
    <math:mfenced math:open="{" math:close="}">
      <math:mtable>
        <math:mtr>
          <math:mtd>
            <math:mrow>
              <math:mrow>
                <math:msub>
                  <math:mo math:stretchy="false">π</math:mo>
                  <math:mn>1</math:mn>
                </math:msub>
                <math:mo math:stretchy="false">=</math:mo>
                <math:mrow>
                  <math:mn>2</math:mn>
                  <math:mo math:stretchy="false">/</math:mo>
                  <math:mn>3</math:mn>
                </math:mrow>
              </math:mrow>
              <math:mrow>
                <math:msub>
                  <math:mo math:stretchy="false">π</math:mo>
                  <math:mn>2</math:mn>
                </math:msub>
                <math:mo math:stretchy="false">=</math:mo>
                <math:mrow>
                  <math:mn>4</math:mn>
                  <math:mo math:stretchy="false">/</math:mo>
                  <math:mn>15</math:mn>
                </math:mrow>
              </math:mrow>
            </math:mrow>
          </math:mtd>
        </math:mtr>
        <math:mtr>
          <math:mtd>
            <math:mrow>
              <math:msub>
                <math:mo math:stretchy="false">π</math:mo>
                <math:mn>2</math:mn>
              </math:msub>
              <math:mo math:stretchy="false">=</math:mo>
              <math:mrow>
                <math:mn>2</math:mn>
                <math:mo math:stretchy="false">/</math:mo>
                <math:mn>5</math:mn>
              </math:mrow>
            </math:mrow>
          </math:mtd>
        </math:mtr>
        <math:mtr>
          <math:mtd>
            <math:mrow>
              <math:msub>
                <math:mo math:stretchy="false">π</math:mo>
                <math:mn>3</math:mn>
              </math:msub>
              <math:mo math:stretchy="false">=</math:mo>
              <math:mrow>
                <math:mn>1</math:mn>
                <math:mo math:stretchy="false">/</math:mo>
                <math:mn>3</math:mn>
              </math:mrow>
            </math:mrow>
          </math:mtd>
        </math:mtr>
      </math:mtable>
    </math:mfenced>
    <math:annotation math:encoding="StarMath 5.0">left lbrace  matrix{ 
%pi_1 = 2/3 %pi_2 = 4/15 ## 
%pi_2 = 2/5 ##
%pi_3 = 1/3 }  right rbrace </math:annotation>
  </math:semantics>
</math:math>
</file>

<file path=Object 2/content.xml><?xml version="1.0" encoding="utf-8"?>
<!DOCTYPE math  PUBLIC '-//OpenOffice.org//DTD Modified W3C MathML 1.01//EN'  'math.dtd'>
<math:math xmlns:math="http://www.w3.org/1998/Math/MathML">
  <math:semantics>
    <math:mfenced math:open="{" math:close="}">
      <math:mtable>
        <math:mtr>
          <math:mtd>
            <math:mrow>
              <math:mrow>
                <math:mn>2</math:mn>
                <math:mo math:stretchy="false">/</math:mo>
                <math:mn>3</math:mn>
              </math:mrow>
              <math:mrow>
                <math:msub>
                  <math:mo math:stretchy="false">π</math:mo>
                  <math:mn>2</math:mn>
                </math:msub>
                <math:mo math:stretchy="false">+</math:mo>
                <math:mrow>
                  <math:mn>3</math:mn>
                  <math:mo math:stretchy="false">/</math:mo>
                  <math:mn>5</math:mn>
                </math:mrow>
              </math:mrow>
              <math:mrow>
                <math:msub>
                  <math:mo math:stretchy="false">π</math:mo>
                  <math:mn>3</math:mn>
                </math:msub>
                <math:mo math:stretchy="false">=</math:mo>
                <math:mrow>
                  <math:mn>1</math:mn>
                  <math:mo math:stretchy="false">/</math:mo>
                  <math:mn>2</math:mn>
                </math:mrow>
              </math:mrow>
              <math:msub>
                <math:mo math:stretchy="false">π</math:mo>
                <math:mn>1</math:mn>
              </math:msub>
            </math:mrow>
          </math:mtd>
        </math:mtr>
        <math:mtr>
          <math:mtd>
            <math:mrow>
              <math:mrow>
                <math:mn>1</math:mn>
                <math:mo math:stretchy="false">/</math:mo>
                <math:mn>4</math:mn>
              </math:mrow>
              <math:mrow>
                <math:msub>
                  <math:mo math:stretchy="false">π</math:mo>
                  <math:mn>1</math:mn>
                </math:msub>
                <math:mo math:stretchy="false">+</math:mo>
                <math:mrow>
                  <math:mn>1</math:mn>
                  <math:mo math:stretchy="false">/</math:mo>
                  <math:mn>5</math:mn>
                </math:mrow>
              </math:mrow>
              <math:mrow>
                <math:msub>
                  <math:mo math:stretchy="false">π</math:mo>
                  <math:mn>3</math:mn>
                </math:msub>
                <math:mo math:stretchy="false">=</math:mo>
                <math:msub>
                  <math:mo math:stretchy="false">π</math:mo>
                  <math:mn>2</math:mn>
                </math:msub>
              </math:mrow>
            </math:mrow>
          </math:mtd>
        </math:mtr>
        <math:mtr>
          <math:mtd>
            <math:mrow>
              <math:mrow>
                <math:mn>1</math:mn>
                <math:mo math:stretchy="false">/</math:mo>
                <math:mn>4</math:mn>
              </math:mrow>
              <math:mrow>
                <math:msub>
                  <math:mo math:stretchy="false">π</math:mo>
                  <math:mn>1</math:mn>
                </math:msub>
                <math:mo math:stretchy="false">+</math:mo>
                <math:mrow>
                  <math:mn>1</math:mn>
                  <math:mo math:stretchy="false">/</math:mo>
                  <math:mn>3</math:mn>
                </math:mrow>
              </math:mrow>
              <math:mrow>
                <math:msub>
                  <math:mo math:stretchy="false">π</math:mo>
                  <math:mn>2</math:mn>
                </math:msub>
                <math:mo math:stretchy="false">=</math:mo>
                <math:mrow>
                  <math:mn>4</math:mn>
                  <math:mo math:stretchy="false">/</math:mo>
                  <math:mn>5</math:mn>
                </math:mrow>
              </math:mrow>
              <math:msub>
                <math:mo math:stretchy="false">π</math:mo>
                <math:mn>3</math:mn>
              </math:msub>
            </math:mrow>
          </math:mtd>
        </math:mtr>
        <math:mtr>
          <math:mtd>
            <math:mrow>
              <math:mrow>
                <math:mrow>
                  <math:msub>
                    <math:mo math:stretchy="false">π</math:mo>
                    <math:mn>1</math:mn>
                  </math:msub>
                  <math:mo math:stretchy="false">+</math:mo>
                  <math:msub>
                    <math:mo math:stretchy="false">π</math:mo>
                    <math:mn>2</math:mn>
                  </math:msub>
                </math:mrow>
                <math:mo math:stretchy="false">+</math:mo>
                <math:msub>
                  <math:mo math:stretchy="false">π</math:mo>
                  <math:mn>3</math:mn>
                </math:msub>
              </math:mrow>
              <math:mo math:stretchy="false">=</math:mo>
              <math:mn>1</math:mn>
            </math:mrow>
          </math:mtd>
        </math:mtr>
      </math:mtable>
    </math:mfenced>
    <math:annotation math:encoding="StarMath 5.0">left lbrace   matrix{ 
2/3 %pi_2 + 3/5 %pi_3 = 1/2 %pi_1  ## 
1/4 %pi_1 + 1/5 %pi_3 =  %pi_2  ##  
1/4 %pi_1 + 1/3 %pi_2 = 4/5 %pi_3  ##
%pi_1 + %pi_2 + %pi_3 = 1}  right rbrace </math:annotation>
  </math:semantics>
</math:math>
</file>

<file path=Object 20/content.xml><?xml version="1.0" encoding="utf-8"?>
<!DOCTYPE math  PUBLIC '-//OpenOffice.org//DTD Modified W3C MathML 1.01//EN'  'math.dtd'>
<math:math xmlns:math="http://www.w3.org/1998/Math/MathML">
  <math:semantics>
    <math:mrow>
      <math:mo math:stretchy="false">π</math:mo>
      <math:mo math:stretchy="false">=</math:mo>
      <math:mrow>
        <math:mo math:stretchy="false">(</math:mo>
        <math:mrow>
          <math:mrow>
            <math:mn>4</math:mn>
            <math:mo math:stretchy="false">/</math:mo>
            <math:mn>15</math:mn>
          </math:mrow>
          <math:mi>,</math:mi>
          <math:mrow>
            <math:mn>2</math:mn>
            <math:mo math:stretchy="false">/</math:mo>
            <math:mn>5</math:mn>
          </math:mrow>
          <math:mi>,</math:mi>
          <math:mrow>
            <math:mn>1</math:mn>
            <math:mo math:stretchy="false">/</math:mo>
            <math:mn>3</math:mn>
          </math:mrow>
        </math:mrow>
        <math:mo math:stretchy="false">)</math:mo>
      </math:mrow>
    </math:mrow>
    <math:annotation math:encoding="StarMath 5.0">%pi = ( 4/15 , 2/5 , 1/3 )
</math:annotation>
  </math:semantics>
</math:math>
</file>

<file path=Object 21/content.xml><?xml version="1.0" encoding="utf-8"?>
<!DOCTYPE math  PUBLIC '-//OpenOffice.org//DTD Modified W3C MathML 1.01//EN'  'math.dtd'>
<math:math xmlns:math="http://www.w3.org/1998/Math/MathML">
  <math:semantics>
    <math:mrow>
      <math:msub>
        <math:mo math:stretchy="false">π</math:mo>
        <math:mn>1</math:mn>
      </math:msub>
      <math:mo math:stretchy="false">=</math:mo>
      <math:mrow>
        <math:mn>4</math:mn>
        <math:mo math:stretchy="false">/</math:mo>
        <math:mn>15</math:mn>
      </math:mrow>
    </math:mrow>
    <math:annotation math:encoding="StarMath 5.0">%pi_1 = 4/15</math:annotation>
  </math:semantics>
</math:math>
</file>

<file path=Object 22/content.xml><?xml version="1.0" encoding="utf-8"?>
<!DOCTYPE math  PUBLIC '-//OpenOffice.org//DTD Modified W3C MathML 1.01//EN'  'math.dtd'>
<math:math xmlns:math="http://www.w3.org/1998/Math/MathML">
  <math:semantics>
    <math:mfenced math:open="{" math:close="}">
      <math:mtable>
        <math:mtr>
          <math:mtd>
            <math:mrow>
              <math:mrow>
                <math:msub>
                  <math:mi>n</math:mi>
                  <math:mn>1</math:mn>
                </math:msub>
                <math:mo math:stretchy="false">=</math:mo>
                <math:mrow>
                  <math:mn>1</math:mn>
                  <math:mo math:stretchy="false">+</math:mo>
                  <math:mn>0.4</math:mn>
                </math:mrow>
              </math:mrow>
              <math:mrow>
                <math:msub>
                  <math:mi>n</math:mi>
                  <math:mn>1</math:mn>
                </math:msub>
                <math:mo math:stretchy="false">+</math:mo>
                <math:mn>0.4</math:mn>
              </math:mrow>
              <math:msub>
                <math:mi>n</math:mi>
                <math:mn>2</math:mn>
              </math:msub>
            </math:mrow>
          </math:mtd>
        </math:mtr>
        <math:mtr>
          <math:mtd>
            <math:mrow>
              <math:mrow>
                <math:msub>
                  <math:mi>n</math:mi>
                  <math:mn>2</math:mn>
                </math:msub>
                <math:mo math:stretchy="false">=</math:mo>
                <math:mrow>
                  <math:mn>1</math:mn>
                  <math:mo math:stretchy="false">+</math:mo>
                  <math:mn>0.4</math:mn>
                </math:mrow>
              </math:mrow>
              <math:mrow>
                <math:msub>
                  <math:mi>n</math:mi>
                  <math:mn>1</math:mn>
                </math:msub>
                <math:mo math:stretchy="false">+</math:mo>
                <math:mn>0.4</math:mn>
              </math:mrow>
              <math:msub>
                <math:mi>n</math:mi>
                <math:mn>2</math:mn>
              </math:msub>
            </math:mrow>
          </math:mtd>
        </math:mtr>
      </math:mtable>
    </math:mfenced>
    <math:annotation math:encoding="StarMath 5.0">left lbrace  matrix{ 
n_1 = 1 + 0.4 n_1 + 0.4 n_2 ## 
n_2 = 1 + 0.4 n_1 + 0.4 n_2 }  right rbrace </math:annotation>
  </math:semantics>
</math:math>
</file>

<file path=Object 23/content.xml><?xml version="1.0" encoding="utf-8"?>
<!DOCTYPE math  PUBLIC '-//OpenOffice.org//DTD Modified W3C MathML 1.01//EN'  'math.dtd'>
<math:math xmlns:math="http://www.w3.org/1998/Math/MathML">
  <math:semantics>
    <math:mrow>
      <math:mrow>
        <math:msub>
          <math:mi>n</math:mi>
          <math:mn>1</math:mn>
        </math:msub>
        <math:mo math:stretchy="false">=</math:mo>
        <math:msub>
          <math:mi>n</math:mi>
          <math:mn>2</math:mn>
        </math:msub>
      </math:mrow>
      <math:mo math:stretchy="false">=</math:mo>
      <math:mn>5</math:mn>
    </math:mrow>
    <math:annotation math:encoding="StarMath 5.0">n_1 = n_2 = 5 </math:annotation>
  </math:semantics>
</math:math>
</file>

<file path=Object 3/content.xml><?xml version="1.0" encoding="utf-8"?>
<!DOCTYPE math  PUBLIC '-//OpenOffice.org//DTD Modified W3C MathML 1.01//EN'  'math.dtd'>
<math:math xmlns:math="http://www.w3.org/1998/Math/MathML">
  <math:semantics>
    <math:mfenced math:open="{" math:close="}">
      <math:mtable>
        <math:mtr>
          <math:mtd>
            <math:mrow>
              <math:mrow>
                <math:mn>2</math:mn>
                <math:mo math:stretchy="false">/</math:mo>
                <math:mn>3</math:mn>
              </math:mrow>
              <math:mrow>
                <math:msub>
                  <math:mo math:stretchy="false">π</math:mo>
                  <math:mn>2</math:mn>
                </math:msub>
                <math:mo math:stretchy="false">+</math:mo>
                <math:mrow>
                  <math:mn>3</math:mn>
                  <math:mo math:stretchy="false">/</math:mo>
                  <math:mn>5</math:mn>
                </math:mrow>
              </math:mrow>
              <math:mrow>
                <math:msub>
                  <math:mo math:stretchy="false">π</math:mo>
                  <math:mn>3</math:mn>
                </math:msub>
                <math:mo math:stretchy="false">=</math:mo>
                <math:mrow>
                  <math:mo math:stretchy="false">(</math:mo>
                  <math:mrow>
                    <math:mrow>
                      <math:mn>1</math:mn>
                      <math:mo math:stretchy="false">/</math:mo>
                      <math:mn>4</math:mn>
                    </math:mrow>
                    <math:mo math:stretchy="false">+</math:mo>
                    <math:mrow>
                      <math:mn>1</math:mn>
                      <math:mo math:stretchy="false">/</math:mo>
                      <math:mn>4</math:mn>
                    </math:mrow>
                  </math:mrow>
                  <math:mo math:stretchy="false">)</math:mo>
                </math:mrow>
              </math:mrow>
              <math:msub>
                <math:mo math:stretchy="false">π</math:mo>
                <math:mn>1</math:mn>
              </math:msub>
            </math:mrow>
          </math:mtd>
        </math:mtr>
        <math:mtr>
          <math:mtd>
            <math:mrow>
              <math:mrow>
                <math:mn>1</math:mn>
                <math:mo math:stretchy="false">/</math:mo>
                <math:mn>4</math:mn>
              </math:mrow>
              <math:mrow>
                <math:msub>
                  <math:mo math:stretchy="false">π</math:mo>
                  <math:mn>1</math:mn>
                </math:msub>
                <math:mo math:stretchy="false">+</math:mo>
                <math:mrow>
                  <math:mn>1</math:mn>
                  <math:mo math:stretchy="false">/</math:mo>
                  <math:mn>5</math:mn>
                </math:mrow>
              </math:mrow>
              <math:mrow>
                <math:msub>
                  <math:mo math:stretchy="false">π</math:mo>
                  <math:mn>3</math:mn>
                </math:msub>
                <math:mo math:stretchy="false">=</math:mo>
                <math:mrow>
                  <math:mo math:stretchy="false">(</math:mo>
                  <math:mrow>
                    <math:mrow>
                      <math:mn>2</math:mn>
                      <math:mo math:stretchy="false">/</math:mo>
                      <math:mn>3</math:mn>
                    </math:mrow>
                    <math:mo math:stretchy="false">+</math:mo>
                    <math:mrow>
                      <math:mn>1</math:mn>
                      <math:mo math:stretchy="false">/</math:mo>
                      <math:mn>3</math:mn>
                    </math:mrow>
                  </math:mrow>
                  <math:mo math:stretchy="false">)</math:mo>
                </math:mrow>
              </math:mrow>
              <math:msub>
                <math:mo math:stretchy="false">π</math:mo>
                <math:mn>2</math:mn>
              </math:msub>
            </math:mrow>
          </math:mtd>
        </math:mtr>
        <math:mtr>
          <math:mtd>
            <math:mrow>
              <math:mrow>
                <math:mn>1</math:mn>
                <math:mo math:stretchy="false">/</math:mo>
                <math:mn>4</math:mn>
              </math:mrow>
              <math:mrow>
                <math:msub>
                  <math:mo math:stretchy="false">π</math:mo>
                  <math:mn>1</math:mn>
                </math:msub>
                <math:mo math:stretchy="false">+</math:mo>
                <math:mrow>
                  <math:mn>1</math:mn>
                  <math:mo math:stretchy="false">/</math:mo>
                  <math:mn>3</math:mn>
                </math:mrow>
              </math:mrow>
              <math:mrow>
                <math:msub>
                  <math:mo math:stretchy="false">π</math:mo>
                  <math:mn>2</math:mn>
                </math:msub>
                <math:mo math:stretchy="false">=</math:mo>
                <math:mrow>
                  <math:mo math:stretchy="false">(</math:mo>
                  <math:mrow>
                    <math:mrow>
                      <math:mn>3</math:mn>
                      <math:mo math:stretchy="false">/</math:mo>
                      <math:mn>5</math:mn>
                    </math:mrow>
                    <math:mo math:stretchy="false">+</math:mo>
                    <math:mrow>
                      <math:mn>1</math:mn>
                      <math:mo math:stretchy="false">/</math:mo>
                      <math:mn>5</math:mn>
                    </math:mrow>
                  </math:mrow>
                  <math:mo math:stretchy="false">)</math:mo>
                </math:mrow>
              </math:mrow>
              <math:msub>
                <math:mo math:stretchy="false">π</math:mo>
                <math:mn>3</math:mn>
              </math:msub>
            </math:mrow>
          </math:mtd>
        </math:mtr>
        <math:mtr>
          <math:mtd>
            <math:mrow>
              <math:mrow>
                <math:mrow>
                  <math:msub>
                    <math:mo math:stretchy="false">π</math:mo>
                    <math:mn>1</math:mn>
                  </math:msub>
                  <math:mo math:stretchy="false">+</math:mo>
                  <math:msub>
                    <math:mo math:stretchy="false">π</math:mo>
                    <math:mn>2</math:mn>
                  </math:msub>
                </math:mrow>
                <math:mo math:stretchy="false">+</math:mo>
                <math:msub>
                  <math:mo math:stretchy="false">π</math:mo>
                  <math:mn>3</math:mn>
                </math:msub>
              </math:mrow>
              <math:mo math:stretchy="false">=</math:mo>
              <math:mn>1</math:mn>
            </math:mrow>
          </math:mtd>
        </math:mtr>
      </math:mtable>
    </math:mfenced>
    <math:annotation math:encoding="StarMath 5.0">left lbrace  matrix{ 
2/3 %pi_2 + 3/5 %pi_3 = (1/4 + 1/4) %pi_1  ## 
1/4 %pi_1 + 1/5 %pi_3 = (2/3 + 1/3) %pi_2  ##  
1/4 %pi_1 + 1/3 %pi_2 = (3/5 + 1/5) %pi_3  ##
%pi_1 + %pi_2 + %pi_3 = 1}  right rbrace </math:annotation>
  </math:semantics>
</math:math>
</file>

<file path=Object 4/content.xml><?xml version="1.0" encoding="utf-8"?>
<!DOCTYPE math  PUBLIC '-//OpenOffice.org//DTD Modified W3C MathML 1.01//EN'  'math.dtd'>
<math:math xmlns:math="http://www.w3.org/1998/Math/MathML">
  <math:semantics>
    <math:mfenced math:open="{" math:close="}">
      <math:mtable>
        <math:mtr>
          <math:mtd>
            <math:mrow>
              <math:mrow>
                <math:mn>1</math:mn>
                <math:mo math:stretchy="false">/</math:mo>
                <math:mn>2</math:mn>
              </math:mrow>
              <math:mrow>
                <math:msub>
                  <math:mo math:stretchy="false">π</math:mo>
                  <math:mn>1</math:mn>
                </math:msub>
                <math:mo math:stretchy="false">−</math:mo>
                <math:mrow>
                  <math:mn>2</math:mn>
                  <math:mo math:stretchy="false">/</math:mo>
                  <math:mn>3</math:mn>
                </math:mrow>
              </math:mrow>
              <math:mrow>
                <math:msub>
                  <math:mo math:stretchy="false">π</math:mo>
                  <math:mn>2</math:mn>
                </math:msub>
                <math:mo math:stretchy="false">−</math:mo>
                <math:mrow>
                  <math:mn>3</math:mn>
                  <math:mo math:stretchy="false">/</math:mo>
                  <math:mn>5</math:mn>
                </math:mrow>
              </math:mrow>
              <math:mrow>
                <math:msub>
                  <math:mo math:stretchy="false">π</math:mo>
                  <math:mn>3</math:mn>
                </math:msub>
                <math:mo math:stretchy="false">=</math:mo>
                <math:mn>0</math:mn>
              </math:mrow>
            </math:mrow>
          </math:mtd>
        </math:mtr>
        <math:mtr>
          <math:mtd>
            <math:mrow>
              <math:mrow>
                <math:mn>1</math:mn>
                <math:mo math:stretchy="false">/</math:mo>
                <math:mn>4</math:mn>
              </math:mrow>
              <math:mrow>
                <math:mrow>
                  <math:msub>
                    <math:mo math:stretchy="false">π</math:mo>
                    <math:mn>1</math:mn>
                  </math:msub>
                  <math:mo math:stretchy="false">−</math:mo>
                  <math:msub>
                    <math:mo math:stretchy="false">π</math:mo>
                    <math:mn>2</math:mn>
                  </math:msub>
                </math:mrow>
                <math:mo math:stretchy="false">+</math:mo>
                <math:mrow>
                  <math:mn>1</math:mn>
                  <math:mo math:stretchy="false">/</math:mo>
                  <math:mn>5</math:mn>
                </math:mrow>
              </math:mrow>
              <math:mrow>
                <math:msub>
                  <math:mo math:stretchy="false">π</math:mo>
                  <math:mn>3</math:mn>
                </math:msub>
                <math:mo math:stretchy="false">=</math:mo>
                <math:mn>0</math:mn>
              </math:mrow>
            </math:mrow>
          </math:mtd>
        </math:mtr>
        <math:mtr>
          <math:mtd>
            <math:mrow>
              <math:mrow>
                <math:mn>1</math:mn>
                <math:mo math:stretchy="false">/</math:mo>
                <math:mn>4</math:mn>
              </math:mrow>
              <math:mrow>
                <math:msub>
                  <math:mo math:stretchy="false">π</math:mo>
                  <math:mn>1</math:mn>
                </math:msub>
                <math:mo math:stretchy="false">+</math:mo>
                <math:mrow>
                  <math:mn>1</math:mn>
                  <math:mo math:stretchy="false">/</math:mo>
                  <math:mn>3</math:mn>
                </math:mrow>
              </math:mrow>
              <math:mrow>
                <math:msub>
                  <math:mo math:stretchy="false">π</math:mo>
                  <math:mn>2</math:mn>
                </math:msub>
                <math:mo math:stretchy="false">−</math:mo>
                <math:mrow>
                  <math:mn>4</math:mn>
                  <math:mo math:stretchy="false">/</math:mo>
                  <math:mn>5</math:mn>
                </math:mrow>
              </math:mrow>
              <math:mrow>
                <math:msub>
                  <math:mo math:stretchy="false">π</math:mo>
                  <math:mn>3</math:mn>
                </math:msub>
                <math:mo math:stretchy="false">=</math:mo>
                <math:mn>0</math:mn>
              </math:mrow>
            </math:mrow>
          </math:mtd>
        </math:mtr>
        <math:mtr>
          <math:mtd>
            <math:mrow>
              <math:mrow>
                <math:mrow>
                  <math:msub>
                    <math:mo math:stretchy="false">π</math:mo>
                    <math:mn>1</math:mn>
                  </math:msub>
                  <math:mo math:stretchy="false">+</math:mo>
                  <math:msub>
                    <math:mo math:stretchy="false">π</math:mo>
                    <math:mn>2</math:mn>
                  </math:msub>
                </math:mrow>
                <math:mo math:stretchy="false">+</math:mo>
                <math:msub>
                  <math:mo math:stretchy="false">π</math:mo>
                  <math:mn>3</math:mn>
                </math:msub>
              </math:mrow>
              <math:mo math:stretchy="false">=</math:mo>
              <math:mn>1</math:mn>
            </math:mrow>
          </math:mtd>
        </math:mtr>
      </math:mtable>
    </math:mfenced>
    <math:annotation math:encoding="StarMath 5.0">left lbrace   matrix{ 
1/2 %pi_1 -2/3 %pi_2 - 3/5 %pi_3 =0 ## 
1/4 %pi_1 - %pi_2 + 1/5 %pi_3 = 0  ##  
1/4 %pi_1 + 1/3 %pi_2 - 4/5 %pi_3 =0  ##
%pi_1 + %pi_2 + %pi_3 = 1}  right rbrace </math:annotation>
  </math:semantics>
</math:math>
</file>

<file path=Object 5/content.xml><?xml version="1.0" encoding="utf-8"?>
<!DOCTYPE math  PUBLIC '-//OpenOffice.org//DTD Modified W3C MathML 1.01//EN'  'math.dtd'>
<math:math xmlns:math="http://www.w3.org/1998/Math/MathML">
  <math:semantics>
    <math:mfenced math:open="{" math:close="}">
      <math:mtable>
        <math:mtr>
          <math:mtd>
            <math:mrow>
              <math:mrow>
                <math:mn>1</math:mn>
                <math:mo math:stretchy="false">/</math:mo>
                <math:mn>4</math:mn>
              </math:mrow>
              <math:mrow>
                <math:mrow>
                  <math:msub>
                    <math:mo math:stretchy="false">π</math:mo>
                    <math:mn>1</math:mn>
                  </math:msub>
                  <math:mo math:stretchy="false">−</math:mo>
                  <math:msub>
                    <math:mo math:stretchy="false">π</math:mo>
                    <math:mn>2</math:mn>
                  </math:msub>
                </math:mrow>
                <math:mo math:stretchy="false">+</math:mo>
                <math:mrow>
                  <math:mn>1</math:mn>
                  <math:mo math:stretchy="false">/</math:mo>
                  <math:mn>5</math:mn>
                </math:mrow>
              </math:mrow>
              <math:mrow>
                <math:msub>
                  <math:mo math:stretchy="false">π</math:mo>
                  <math:mn>3</math:mn>
                </math:msub>
                <math:mo math:stretchy="false">=</math:mo>
                <math:mn>0</math:mn>
              </math:mrow>
            </math:mrow>
          </math:mtd>
        </math:mtr>
        <math:mtr>
          <math:mtd>
            <math:mrow>
              <math:mrow>
                <math:mn>1</math:mn>
                <math:mo math:stretchy="false">/</math:mo>
                <math:mn>4</math:mn>
              </math:mrow>
              <math:mrow>
                <math:msub>
                  <math:mo math:stretchy="false">π</math:mo>
                  <math:mn>1</math:mn>
                </math:msub>
                <math:mo math:stretchy="false">+</math:mo>
                <math:mrow>
                  <math:mn>1</math:mn>
                  <math:mo math:stretchy="false">/</math:mo>
                  <math:mn>3</math:mn>
                </math:mrow>
              </math:mrow>
              <math:mrow>
                <math:msub>
                  <math:mo math:stretchy="false">π</math:mo>
                  <math:mn>2</math:mn>
                </math:msub>
                <math:mo math:stretchy="false">−</math:mo>
                <math:mrow>
                  <math:mn>4</math:mn>
                  <math:mo math:stretchy="false">/</math:mo>
                  <math:mn>5</math:mn>
                </math:mrow>
              </math:mrow>
              <math:mrow>
                <math:msub>
                  <math:mo math:stretchy="false">π</math:mo>
                  <math:mn>3</math:mn>
                </math:msub>
                <math:mo math:stretchy="false">=</math:mo>
                <math:mn>0</math:mn>
              </math:mrow>
            </math:mrow>
          </math:mtd>
        </math:mtr>
        <math:mtr>
          <math:mtd>
            <math:mrow>
              <math:mrow>
                <math:mrow>
                  <math:msub>
                    <math:mo math:stretchy="false">π</math:mo>
                    <math:mn>1</math:mn>
                  </math:msub>
                  <math:mo math:stretchy="false">+</math:mo>
                  <math:msub>
                    <math:mo math:stretchy="false">π</math:mo>
                    <math:mn>2</math:mn>
                  </math:msub>
                </math:mrow>
                <math:mo math:stretchy="false">+</math:mo>
                <math:msub>
                  <math:mo math:stretchy="false">π</math:mo>
                  <math:mn>3</math:mn>
                </math:msub>
              </math:mrow>
              <math:mo math:stretchy="false">=</math:mo>
              <math:mn>1</math:mn>
            </math:mrow>
          </math:mtd>
        </math:mtr>
      </math:mtable>
    </math:mfenced>
    <math:annotation math:encoding="StarMath 5.0">left lbrace   matrix{ 
1/4 %pi_1 - %pi_2 + 1/5 %pi_3 = 0  ##  
1/4 %pi_1 + 1/3 %pi_2 - 4/5 %pi_3 =0  ##
%pi_1 + %pi_2 + %pi_3 = 1}  right rbrace </math:annotation>
  </math:semantics>
</math:math>
</file>

<file path=Object 6/content.xml><?xml version="1.0" encoding="utf-8"?>
<!DOCTYPE math  PUBLIC '-//OpenOffice.org//DTD Modified W3C MathML 1.01//EN'  'math.dtd'>
<math:math xmlns:math="http://www.w3.org/1998/Math/MathML">
  <math:semantics>
    <math:mfenced math:open="{" math:close="}">
      <math:mtable>
        <math:mtr>
          <math:mtd>
            <math:mrow>
              <math:mrow>
                <math:mrow>
                  <math:msub>
                    <math:mo math:stretchy="false">π</math:mo>
                    <math:mn>1</math:mn>
                  </math:msub>
                  <math:mo math:stretchy="false">+</math:mo>
                  <math:msub>
                    <math:mo math:stretchy="false">π</math:mo>
                    <math:mn>2</math:mn>
                  </math:msub>
                </math:mrow>
                <math:mo math:stretchy="false">+</math:mo>
                <math:msub>
                  <math:mo math:stretchy="false">π</math:mo>
                  <math:mn>3</math:mn>
                </math:msub>
              </math:mrow>
              <math:mo math:stretchy="false">=</math:mo>
              <math:mn>1</math:mn>
            </math:mrow>
          </math:mtd>
        </math:mtr>
        <math:mtr>
          <math:mtd>
            <math:mrow>
              <math:mrow>
                <math:msub>
                  <math:mo math:stretchy="false">π</math:mo>
                  <math:mn>1</math:mn>
                </math:msub>
                <math:mo math:stretchy="false">−</math:mo>
                <math:mn>4</math:mn>
              </math:mrow>
              <math:mrow>
                <math:msub>
                  <math:mo math:stretchy="false">π</math:mo>
                  <math:mn>2</math:mn>
                </math:msub>
                <math:mo math:stretchy="false">+</math:mo>
                <math:mrow>
                  <math:mn>4</math:mn>
                  <math:mo math:stretchy="false">/</math:mo>
                  <math:mn>5</math:mn>
                </math:mrow>
              </math:mrow>
              <math:mrow>
                <math:msub>
                  <math:mo math:stretchy="false">π</math:mo>
                  <math:mn>3</math:mn>
                </math:msub>
                <math:mo math:stretchy="false">=</math:mo>
                <math:mn>0</math:mn>
              </math:mrow>
            </math:mrow>
          </math:mtd>
        </math:mtr>
        <math:mtr>
          <math:mtd>
            <math:mrow>
              <math:mrow>
                <math:msub>
                  <math:mo math:stretchy="false">π</math:mo>
                  <math:mn>1</math:mn>
                </math:msub>
                <math:mo math:stretchy="false">+</math:mo>
                <math:mrow>
                  <math:mn>4</math:mn>
                  <math:mo math:stretchy="false">/</math:mo>
                  <math:mn>3</math:mn>
                </math:mrow>
              </math:mrow>
              <math:mrow>
                <math:msub>
                  <math:mo math:stretchy="false">π</math:mo>
                  <math:mn>2</math:mn>
                </math:msub>
                <math:mo math:stretchy="false">−</math:mo>
                <math:mrow>
                  <math:mn>16</math:mn>
                  <math:mo math:stretchy="false">/</math:mo>
                  <math:mn>5</math:mn>
                </math:mrow>
              </math:mrow>
              <math:mrow>
                <math:msub>
                  <math:mo math:stretchy="false">π</math:mo>
                  <math:mn>3</math:mn>
                </math:msub>
                <math:mo math:stretchy="false">=</math:mo>
                <math:mn>0</math:mn>
              </math:mrow>
            </math:mrow>
          </math:mtd>
        </math:mtr>
      </math:mtable>
    </math:mfenced>
    <math:annotation math:encoding="StarMath 5.0">left lbrace   matrix{ 
%pi_1 + %pi_2 + %pi_3 = 1##
 %pi_1 - 4%pi_2 + 4/5 %pi_3 = 0  ##  
%pi_1 + 4/3 %pi_2 - 16/5 %pi_3 =0  
}  right rbrace </math:annotation>
  </math:semantics>
</math:math>
</file>

<file path=Object 7/content.xml><?xml version="1.0" encoding="utf-8"?>
<!DOCTYPE math  PUBLIC '-//OpenOffice.org//DTD Modified W3C MathML 1.01//EN'  'math.dtd'>
<math:math xmlns:math="http://www.w3.org/1998/Math/MathML">
  <math:semantics>
    <math:mfenced math:open="{" math:close="}">
      <math:mtable>
        <math:mtr>
          <math:mtd>
            <math:mrow>
              <math:mrow>
                <math:mrow>
                  <math:msub>
                    <math:mo math:stretchy="false">π</math:mo>
                    <math:mn>1</math:mn>
                  </math:msub>
                  <math:mo math:stretchy="false">+</math:mo>
                  <math:msub>
                    <math:mo math:stretchy="false">π</math:mo>
                    <math:mn>2</math:mn>
                  </math:msub>
                </math:mrow>
                <math:mo math:stretchy="false">+</math:mo>
                <math:msub>
                  <math:mo math:stretchy="false">π</math:mo>
                  <math:mn>3</math:mn>
                </math:msub>
              </math:mrow>
              <math:mo math:stretchy="false">=</math:mo>
              <math:mn>1</math:mn>
            </math:mrow>
          </math:mtd>
        </math:mtr>
        <math:mtr>
          <math:mtd>
            <math:mrow>
              <math:mrow>
                <math:mo math:stretchy="false">−</math:mo>
                <math:mn>5</math:mn>
              </math:mrow>
              <math:mrow>
                <math:msub>
                  <math:mo math:stretchy="false">π</math:mo>
                  <math:mn>2</math:mn>
                </math:msub>
                <math:mo math:stretchy="false">−</math:mo>
                <math:mrow>
                  <math:mn>1</math:mn>
                  <math:mo math:stretchy="false">/</math:mo>
                  <math:mn>5</math:mn>
                </math:mrow>
              </math:mrow>
              <math:mrow>
                <math:msub>
                  <math:mo math:stretchy="false">π</math:mo>
                  <math:mn>3</math:mn>
                </math:msub>
                <math:mo math:stretchy="false">=</math:mo>
                <math:mrow>
                  <math:mo math:stretchy="false">−</math:mo>
                  <math:mn>1</math:mn>
                </math:mrow>
              </math:mrow>
            </math:mrow>
          </math:mtd>
        </math:mtr>
        <math:mtr>
          <math:mtd>
            <math:mrow>
              <math:mrow>
                <math:mn>1</math:mn>
                <math:mo math:stretchy="false">/</math:mo>
                <math:mn>3</math:mn>
              </math:mrow>
              <math:mrow>
                <math:msub>
                  <math:mo math:stretchy="false">π</math:mo>
                  <math:mn>2</math:mn>
                </math:msub>
                <math:mo math:stretchy="false">−</math:mo>
                <math:mrow>
                  <math:mn>21</math:mn>
                  <math:mo math:stretchy="false">/</math:mo>
                  <math:mn>5</math:mn>
                </math:mrow>
              </math:mrow>
              <math:mrow>
                <math:msub>
                  <math:mo math:stretchy="false">π</math:mo>
                  <math:mn>3</math:mn>
                </math:msub>
                <math:mo math:stretchy="false">=</math:mo>
                <math:mrow>
                  <math:mo math:stretchy="false">−</math:mo>
                  <math:mn>1</math:mn>
                </math:mrow>
              </math:mrow>
            </math:mrow>
          </math:mtd>
        </math:mtr>
      </math:mtable>
    </math:mfenced>
    <math:annotation math:encoding="StarMath 5.0">left lbrace   matrix{ 
%pi_1 + %pi_2 + %pi_3 = 1##
- 5%pi_2 - 1/5 %pi_3 = -1  ##  
1/3 %pi_2 - 21/5 %pi_3 =-1  
}  right rbrace </math:annotation>
  </math:semantics>
</math:math>
</file>

<file path=Object 8/content.xml><?xml version="1.0" encoding="utf-8"?>
<!DOCTYPE math  PUBLIC '-//OpenOffice.org//DTD Modified W3C MathML 1.01//EN'  'math.dtd'>
<math:math xmlns:math="http://www.w3.org/1998/Math/MathML">
  <math:semantics>
    <math:mfenced math:open="{" math:close="}">
      <math:mtable>
        <math:mtr>
          <math:mtd>
            <math:mrow>
              <math:mrow>
                <math:mrow>
                  <math:msub>
                    <math:mo math:stretchy="false">π</math:mo>
                    <math:mn>1</math:mn>
                  </math:msub>
                  <math:mo math:stretchy="false">+</math:mo>
                  <math:msub>
                    <math:mo math:stretchy="false">π</math:mo>
                    <math:mn>2</math:mn>
                  </math:msub>
                </math:mrow>
                <math:mo math:stretchy="false">+</math:mo>
                <math:msub>
                  <math:mo math:stretchy="false">π</math:mo>
                  <math:mn>3</math:mn>
                </math:msub>
              </math:mrow>
              <math:mo math:stretchy="false">=</math:mo>
              <math:mn>1</math:mn>
            </math:mrow>
          </math:mtd>
        </math:mtr>
        <math:mtr>
          <math:mtd>
            <math:mrow>
              <math:mrow>
                <math:mo math:stretchy="false">−</math:mo>
                <math:mn>5</math:mn>
              </math:mrow>
              <math:mrow>
                <math:msub>
                  <math:mo math:stretchy="false">π</math:mo>
                  <math:mn>2</math:mn>
                </math:msub>
                <math:mo math:stretchy="false">+</math:mo>
                <math:mrow>
                  <math:mn>1</math:mn>
                  <math:mo math:stretchy="false">/</math:mo>
                  <math:mn>5</math:mn>
                </math:mrow>
              </math:mrow>
              <math:mrow>
                <math:msub>
                  <math:mo math:stretchy="false">π</math:mo>
                  <math:mn>3</math:mn>
                </math:msub>
                <math:mo math:stretchy="false">=</math:mo>
                <math:mrow>
                  <math:mo math:stretchy="false">−</math:mo>
                  <math:mn>1</math:mn>
                </math:mrow>
              </math:mrow>
            </math:mrow>
          </math:mtd>
        </math:mtr>
        <math:mtr>
          <math:mtd>
            <math:mrow>
              <math:mrow>
                <math:mrow>
                  <math:mo math:stretchy="false">−</math:mo>
                  <math:mn>316</math:mn>
                </math:mrow>
                <math:mo math:stretchy="false">/</math:mo>
                <math:mn>5</math:mn>
              </math:mrow>
              <math:mrow>
                <math:msub>
                  <math:mo math:stretchy="false">π</math:mo>
                  <math:mn>3</math:mn>
                </math:msub>
                <math:mo math:stretchy="false">=</math:mo>
                <math:mrow>
                  <math:mo math:stretchy="false">−</math:mo>
                  <math:mn>16</math:mn>
                </math:mrow>
              </math:mrow>
            </math:mrow>
          </math:mtd>
        </math:mtr>
      </math:mtable>
    </math:mfenced>
    <math:annotation math:encoding="StarMath 5.0">left lbrace   matrix{ 
%pi_1 + %pi_2 + %pi_3 = 1##
- 5%pi_2 + 1/5 %pi_3 = -1  ##  
- 316/5 %pi_3 =-16  
}  right rbrace </math:annotation>
  </math:semantics>
</math:math>
</file>

<file path=Object 9/content.xml><?xml version="1.0" encoding="utf-8"?>
<!DOCTYPE math  PUBLIC '-//OpenOffice.org//DTD Modified W3C MathML 1.01//EN'  'math.dtd'>
<math:math xmlns:math="http://www.w3.org/1998/Math/MathML">
  <math:semantics>
    <math:mfenced math:open="{" math:close="}">
      <math:mtable>
        <math:mtr>
          <math:mtd>
            <math:mrow>
              <math:mrow>
                <math:mrow>
                  <math:msub>
                    <math:mo math:stretchy="false">π</math:mo>
                    <math:mn>1</math:mn>
                  </math:msub>
                  <math:mo math:stretchy="false">=</math:mo>
                  <math:mrow>
                    <math:mrow>
                      <math:mn>1</math:mn>
                      <math:mo math:stretchy="false">−</math:mo>
                      <math:msub>
                        <math:mo math:stretchy="false">π</math:mo>
                        <math:mn>2</math:mn>
                      </math:msub>
                    </math:mrow>
                    <math:mo math:stretchy="false">−</math:mo>
                    <math:msub>
                      <math:mo math:stretchy="false">π</math:mo>
                      <math:mn>3</math:mn>
                    </math:msub>
                  </math:mrow>
                </math:mrow>
                <math:mo math:stretchy="false">=</math:mo>
                <math:mrow>
                  <math:mrow>
                    <math:mn>1</math:mn>
                    <math:mo math:stretchy="false">−</math:mo>
                    <math:mrow>
                      <math:mn>15</math:mn>
                      <math:mo math:stretchy="false">/</math:mo>
                      <math:mn>79</math:mn>
                    </math:mrow>
                  </math:mrow>
                  <math:mo math:stretchy="false">−</math:mo>
                  <math:mrow>
                    <math:mn>20</math:mn>
                    <math:mo math:stretchy="false">/</math:mo>
                    <math:mn>79</math:mn>
                  </math:mrow>
                </math:mrow>
              </math:mrow>
              <math:mo math:stretchy="false">=</math:mo>
              <math:mrow>
                <math:mn>44</math:mn>
                <math:mo math:stretchy="false">/</math:mo>
                <math:mn>79</math:mn>
              </math:mrow>
            </math:mrow>
          </math:mtd>
        </math:mtr>
        <math:mtr>
          <math:mtd>
            <math:mrow>
              <math:mrow>
                <math:msub>
                  <math:mi math:fontstyle="italic">pi</math:mi>
                  <math:mn>2</math:mn>
                </math:msub>
                <math:mo math:stretchy="false">=</math:mo>
                <math:mrow>
                  <math:mrow>
                    <math:mo math:stretchy="false">(</math:mo>
                    <math:mrow>
                      <math:mn>1</math:mn>
                      <math:mo math:stretchy="false">−</math:mo>
                      <math:mrow>
                        <math:mrow>
                          <math:mrow>
                            <math:mn>1</math:mn>
                            <math:mo math:stretchy="false">/</math:mo>
                            <math:mn>5</math:mn>
                          </math:mrow>
                          <math:mo math:stretchy="false">∗</math:mo>
                          <math:mn>20</math:mn>
                        </math:mrow>
                        <math:mo math:stretchy="false">/</math:mo>
                        <math:mn>79</math:mn>
                      </math:mrow>
                    </math:mrow>
                    <math:mo math:stretchy="false">)</math:mo>
                  </math:mrow>
                  <math:mo math:stretchy="false">/</math:mo>
                  <math:mn>5</math:mn>
                </math:mrow>
              </math:mrow>
              <math:mo math:stretchy="false">=</math:mo>
              <math:mrow>
                <math:mn>15</math:mn>
                <math:mo math:stretchy="false">/</math:mo>
                <math:mn>79</math:mn>
              </math:mrow>
            </math:mrow>
          </math:mtd>
        </math:mtr>
        <math:mtr>
          <math:mtd>
            <math:mrow>
              <math:msub>
                <math:mo math:stretchy="false">π</math:mo>
                <math:mn>3</math:mn>
              </math:msub>
              <math:mo math:stretchy="false">=</math:mo>
              <math:mrow>
                <math:mn>20</math:mn>
                <math:mo math:stretchy="false">/</math:mo>
                <math:mn>79</math:mn>
              </math:mrow>
            </math:mrow>
          </math:mtd>
        </math:mtr>
      </math:mtable>
    </math:mfenced>
    <math:annotation math:encoding="StarMath 5.0">left lbrace   matrix{ 
%pi_1 = 1 - %pi_2 - %pi_3 = 1-15/79-20/79=44/79##
pi_2  = (1- 1/5 *20/79)/5 =15/79 ##  
%pi_3 = 20/79  
}  right rbrace </math:annotation>
  </math:semantics>
</math:math>
</file>